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5" style:family="paragraph" style:parent-style-name="Standard">
      <style:paragraph-properties fo:margin-bottom="0.1667in" style:line-height-at-least="0.2361in"/>
      <style:text-properties style:font-name="PingFang TC" fo:font-size="12.0pt" fo:color="#000000"/>
    </style:style>
    <style:style style:name="T1" style:family="text">
      <style:text-properties fo:letter-spacing="0.0000in" fo:color="#032726"/>
    </style:style>
    <style:style style:name="T2" style:family="text">
      <style:text-properties fo:letter-spacing="0.0000in"/>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a xlink:type="simple" xlink:href="http://palinfo.habago.org/mt-comments.cgi?__mode=red&amp;id=20453"><text:span text:style-name="T1">周世瑀</text:span></text:a><text:span text:style-name="T2"> | 2010.07.30 05:48 | </text:span><text:span text:style-name="T1">#</text:span></text:p>
      <text:p text:style-name="P2"><text:span text:style-name="T2">維基解密 照見國家恐怖主義</text:span><text:span text:style-name="T3"><text:line-break/></text:span><text:span text:style-name="T2">http://blog.udn.com/sychou2003/4273708</text:span><text:span text:style-name="T3"><text:line-break/></text:span></text:p>
      <text:p text:style-name="P1"><text:span text:style-name="T2">Sun | 2010.07.30 05:15 | </text:span><text:span text:style-name="T1">#</text:span></text:p>
      <text:p text:style-name="P3"><text:span text:style-name="T2">以下聯結為Arab News(Saudi主流平面媒體之一)裡的某篇社論(2010/7/27), 供大家參考 :)</text:span><text:span text:style-name="T3"><text:line-break/></text:span><text:span text:style-name="T2">"If Kosovo, why not Palestine?"</text:span><text:span text:style-name="T3"><text:line-break/></text:span><text:span text:style-name="T2">http://arabnews.com/opinion/columns/article90778.ece</text:span></text:p>
      <text:p text:style-name="P1"><text:span text:style-name="T2">蔡承原 | 2010.07.30 02:29 | </text:span><text:span text:style-name="T1">#</text:span></text:p>
      <text:p text:style-name="P2"><text:span text:style-name="T2">Noam Chomsky8月要來台灣了：</text:span></text:p>
      <text:p text:style-name="P2"><text:span text:style-name="T2">（中央社記者林思宇台北2010年7月28日電）被譽為當代思想大師、著名語言學家、思想家與政治評論家的杭士基（Noam Chomsky），目前任教於美國麻省理工學院語言學暨哲學系，應中央研究院之邀，8月上旬將首度訪問台灣。</text:span></text:p>
      <text:p text:style-name="P2"><text:span text:style-name="T2">杭士基此行將在8月9日、10日分別在中研院及清華大學各發表1場演講，中研院演講以英語進行，全程備有同步翻譯服務。</text:span></text:p>
      <text:p text:style-name="P2"><text:span text:style-name="T2">中研院今天表示，杭士基於1955年獲得美國賓州大學語言學博士學位，同年開始在美國麻省理工學院擔任教職迄今，1961年獲得麻省理工學院聘為全職教授。55年的學術生涯中，杭士基曾獲得超過30所大學頒授榮譽博士，並獲選為美國藝術暨科學院院士、美國國家科學院院士。</text:span></text:p>
      <text:p text:style-name="P2"><text:span text:style-name="T2">中研院表示，杭士基在1950年代即提出語言乃人類本能的學說，奠定「生成語法」（generative grammar）學派的基礎；主張「普遍語法」（Universalgrammar）的概念，也一反行為學派的看法，認為兒童學習語言皆有所本，引起心理學的思潮變革，被學界尊為現代語言學與認知科學之父。</text:span></text:p>
      <text:p text:style-name="P2"><text:span text:style-name="T2">杭士基出版過數十本專書，完成數百篇文章，同時屢赴世界各地發表演說。中研院表示，他長期關懷國際弱勢族群，擅長以高視野與廣角度以及透徹熟成的思考，精闢分析權勢背後的意義。http://news.sina.com.tw/article/20100728/3560748.html</text:span><text:span text:style-name="T3"><text:line-break/></text:span></text:p>
      <text:p text:style-name="P1"><text:span text:style-name="T2">周世瑀 | 2010.07.28 17:11 | </text:span><text:span text:style-name="T1">#</text:span></text:p>
      <text:p text:style-name="P3"><text:span text:style-name="T2">IDF Report Confirming Goldstone’s Key Findings Is Suppressed Inside Israel by Max Blumenthal</text:span><text:span text:style-name="T3"><text:line-break/></text:span><text:span text:style-name="T2">Blumenthal 是記者.</text:span><text:span text:style-name="T3"><text:line-break/></text:span><text:span text:style-name="T2">http://maxblumenthal.com/2010/07/idf-report-confirming-goldstones-key-findings-is-suppressed-inside-israel/</text:span><text:span text:style-name="T3"><text:line-break/></text:span></text:p>
      <text:p text:style-name="P1"><text:span text:style-name="T2">陳真 | 2010.07.28 02:23 | </text:span><text:span text:style-name="T1">#</text:span></text:p>
      <text:p text:style-name="P2"><text:span text:style-name="T2">好幾年前寫過兩篇長文叫做 "你還相信 911嗎?" 其實這是系列文章,但寫了兩篇便嘎然而止,原因無它,實在是因為想到這些事我就很恨! 雖然事後我仍略微持續收集911的資料,但全都不敢細讀了,真是越讀越恨!! 美國關於911的官方言論,無一句是真,全是謊言!!!!!!</text:span></text:p>
      <text:p text:style-name="P2"><text:span text:style-name="T2">剛剛聽電視上說 wikileak 攔截到911發生前兩三天一共五萬多筆簡訊,內容預設幾天後五角大廈及雙子星大樓就會發生大事情. 此事詳情我並不清楚,但我相信世人終究會了解911根本就是一場戲,就算不是自導自演,至少至少美國事先是完全知情的,但偏要幫助它發生!</text:span></text:p>
      <text:p text:style-name="P2"><text:span text:style-name="T2">政治實在很骯髒,不管你用多麼卑鄙的小人心去度政客們的腹,永遠都還是遠遠不及其腹之齷齪卑鄙,毫無人性可言.</text:span></text:p>
      <text:p text:style-name="P2"><text:span text:style-name="T2">國內政治亦不遑多讓,歷史更是泰半純屬虛構,但恕我不敢舉例,因為我怕綠衛兵.</text:span></text:p>
      <text:p text:style-name="P4"/>
      <text:p text:style-name="P1"><text:a xlink:type="simple" xlink:href="http://palinfo.habago.org/mt-comments.cgi?__mode=red&amp;id=20438"><text:span text:style-name="T1">柳春春阿忠</text:span></text:a><text:span text:style-name="T2"> | 2010.07.27 15:39 | </text:span><text:span text:style-name="T1">#</text:span></text:p>
      <text:p text:style-name="P3"><text:span text:style-name="T2">下載連結</text:span><text:span text:style-name="T3"><text:line-break/></text:span><text:span text:style-name="T2">http://wikileaks.org/wiki/Afghan_War_Diary,_2004-2010</text:span><text:span text:style-name="T3"><text:line-break/></text:span><text:span text:style-name="T2">Kabul War Diary</text:span><text:span text:style-name="T3"><text:line-break/></text:span><text:span text:style-name="T2">http://www.wikileaks.org/</text:span></text:p>
      <text:p text:style-name="P1"><text:span text:style-name="T2">學姊 | 2010.07.27 11:23 | </text:span><text:span text:style-name="T1">#</text:span></text:p>
      <text:p text:style-name="P2"><text:span text:style-name="T2">美國軍方機密檔案被駭，約有九萬筆關於美軍於2004年1月至2009年12月於阿富汗之行動資料洩漏。英國衛報、德國鏡報、紐約時報數週前取得這些資料並先進行整理，前日同時公布於世。美國已承認這些檔案之真實性。這些檔案揭露了許多尚不為人知或是美國有意遮蓋的阿富汗戰爭真相，包括塔利班之勢力之持續壯大和已取得地對空飛彈發射能力、戰爭所陷入之膠著狀態、較先前所知更為密集的阿富汗與巴基斯坦邊境之戰、聯軍增加使用由內華達基地遠端操控的無人駕駛飛機搜尋並殺害塔利班目標、美軍專事暗殺塔利班任務的「特別部隊」活動、美軍實際上曾獲多筆關於賓拉登之情報但卻隱瞞……但是其中最為人所震驚的，還是當中約150筆濫殺無辜平民之行動。比如說美軍在一次投彈任務中雖然宣稱目標中並沒有平民，實際上當地人們說有300平民身亡。另外還有諸如一巡邏兵要搭公車，公車沒等他，他就朝公車開槍掃射，造成4乘客死亡12人受傷。資料中也顯示美軍經常無故向無武裝之汽車駕駛和摩托車騎士開槍，似乎是要防衛自己免遭自殺炸彈之波及……諸如此類事件層出不窮。</text:span></text:p>
      <text:p text:style-name="P2"><text:span text:style-name="T2">這場戰爭已經打了九年，但是我們並不知道確實平民傷亡人數，因為我們並沒有確實紀錄之機制。這些洩密資料，讓人驚覺這些無辜傷亡，是如何遠遠高於我們過去所知，也讓還不知道的人知道美軍口口聲聲宣稱他將打一場贏得阿富汗人民 “hearts and minds”的戰爭之說法，是如何地反諷。</text:span></text:p>
      <text:p text:style-name="P2"><text:span text:style-name="T2">希望這些解密文件是一顆巨大炸彈，摧毀該毀的、炸醒該醒的、結束那一切該結束的。(唉，我知道我有很嚴重的暴力傾向沒錯)</text:span></text:p>
      <text:p text:style-name="P2"><text:span text:style-name="T2">衛報連結http://www.guardian.co.uk/world/2010/jul/27/afghanistan-war-logs-tensions-strained</text:span></text:p>
      <text:p text:style-name="P1"><text:span text:style-name="T2">周世瑀 | 2010.07.26 22:39 | </text:span><text:span text:style-name="T1">#</text:span></text:p>
      <text:p text:style-name="P3"><text:span text:style-name="T2">美軍在伊拉克Fallujah使用貧化鈾的影響(影像及文字)</text:span><text:span text:style-name="T3"><text:line-break/></text:span><text:span text:style-name="T2">http://www.coolloud.org.tw/node/53367</text:span><text:span text:style-name="T3"><text:line-break/></text:span><text:span text:style-name="T2">Tom Eley這篇並不是寫得最好的,</text:span><text:span text:style-name="T3"><text:line-break/></text:span><text:span text:style-name="T2">但平實的報導內容,讓人讀到心都糾結在一起.為之落淚.</text:span></text:p>
      <text:p text:style-name="P3"><text:span text:style-name="T2">SUMMERS談Chomsky 著作,其實避重就輕.</text:span><text:span text:style-name="T3"><text:line-break/></text:span><text:span text:style-name="T2">沒人review, 是因為Chomsky著作,句句都是實話.,</text:span><text:span text:style-name="T3"><text:line-break/></text:span><text:span text:style-name="T2">http://www.counterpunch.org/summers01082005.html</text:span><text:span text:style-name="T3"><text:line-break/></text:span><text:span text:style-name="T2">我讀Chomsky,慚愧自己的無知.我做國際政治的人,</text:span><text:span text:style-name="T3"><text:line-break/></text:span><text:span text:style-name="T2">三十年後,對國關的理解,若能有Chomsky 目前在國關知識的一點零頭,就很欣慰了.</text:span></text:p>
      <text:p text:style-name="P3"><text:span text:style-name="T2">顏敏如質疑Sara Roy 的學歷和經歷,台版的英文系“political scientist”讓人大開眼界.</text:span><text:span text:style-name="T3"><text:line-break/></text:span></text:p>
      <text:p text:style-name="P1"><text:span text:style-name="T2">陳真 | 2010.07.26 20:38 | </text:span><text:span text:style-name="T1">#</text:span></text:p>
      <text:p text:style-name="P2"><text:span text:style-name="T2">雖無指名道姓,但我記得顏小姐過去在一些文章中,對巴勒網表現得十分不屑,言下之意是她是中東問題專家,而我們不是. 但事實上是:</text:span></text:p>
      <text:p text:style-name="P2"><text:span text:style-name="T2">1. 如果我們不是專家,那她更遠遠稱不上.</text:span></text:p>
      <text:p text:style-name="P2"><text:span text:style-name="T2">2. 我們 (至少我和學姐)本來就不是這方面的專家,但我們始終強調我們的平民角色,而不會低能或無聊到想要去宣稱一種非我們之所長的學術領域. 奇怪的是,十分缺乏學術能力與學術倫理的顏小姐,卻反倒冒充起專家嘲笑起別人來了.至少,我們絕不會以翻譯代替著作,不會大段大段地抄襲卻不說明原文出處,讓人誤以為自己學富五車貫通古今.</text:span></text:p>
      <text:p text:style-name="P2"><text:span text:style-name="T2">3. 一個人不需要先唸過幾年政治學博士然後再當個五年政務官才能對政治發言; 一個人也不需要當過太空人在火星住五年才能研究太空物理. 同樣地,一個人更不需要如顏小姐所說先閉門精研苦修五年的中東問題然後到以巴現場實地考察才能對以巴問題表示意見與態度.</text:span></text:p>
      <text:p text:style-name="P2"><text:span text:style-name="T2">4. Chomsky也經常被一些右派份子嘲笑說他寫的國際關係的書都 "不夠學術",但這種批評只有很笨的阿西才批評得出口.</text:span></text:p>
      <text:p text:style-name="P2"><text:span text:style-name="T2">Chomsky說,他看很多人講起足球,面對著極為複雜的規則與球技,分析得頭頭是道; 他說,分析或了解世界現實所需的能力也差不多就是這樣而已.</text:span></text:p>
      <text:p text:style-name="P2"><text:span text:style-name="T2">他說,思考就跟走路一樣,是很自然的一件事,但很多知識份子卻喜歡故做深刻狀,硬要把一些極為淺顯的道理講得好像很難,講得好像不是一般人所能置喙那樣一種尖端科技或深奧的抽象思維.</text:span></text:p>
      <text:p text:style-name="P2"><text:span text:style-name="T2">他說,如果今天我們是在談論某一種極其專門的術語概念,那你就必須先具備相關基礎知識,但如果今天我們只是要了解政治或政策之是非利害,那麼,你所需要的能力--Chomsky指著一位正在辦公室外面掃地的阿伯說--差不多就是那樣而已.</text:span></text:p>
      <text:p text:style-name="P2"><text:span text:style-name="T2">Chomsky說,他從不以為自己和一個掃地工人在智能活動上有多大的差別. 老實說,我覺得差別真是很大,除了愛因斯坦和維根斯坦之外,我沒見過比Chomsky智商更高的人了. 問題是,如果智能活動這麼深奧的一個人都不覺得他和眾人有何本質上的差別,為何一些傻得可以的阿西卻老是要擺出一種好像自己的思想或知識是多麼深刻艱難多麼了不起的一種姿態;甚至一直想要藉此剝奪或限制眾人對眾人之事的參與與發言.</text:span></text:p>
      <text:p text:style-name="P5"><text:span text:style-name="T2"><text:line-break/></text:span></text:p>
      <text:p text:style-name="P1"><text:span text:style-name="T2">陳真 | 2010.07.26 02:34 | </text:span><text:span text:style-name="T1">#</text:span></text:p>
      <text:p text:style-name="P3"><text:span text:style-name="T2">貼一篇舊文給大家溫故知新一下. 一個人或一個團體的發言品質,其實是前後一貫的. 那些喜歡胡扯,喜歡以意識形態取代事實的,永遠胡扯個不停.</text:span></text:p>
      <text:p text:style-name="P3"><text:span text:style-name="T2">文中之哈巴狗記者就是我,那時候還只是自我任命為 "記者",後來乾脆自己提拔為董事長.</text:span></text:p>
      <text:p text:style-name="P3"><text:span text:style-name="T2">陳真</text:span></text:p>
      <text:p text:style-name="P3"><text:span text:style-name="T2">===================</text:span></text:p>
      <text:p text:style-name="P3"><text:span text:style-name="T2">金狗獎揭曉！</text:span><text:span text:style-name="T3"><text:line-break/><text:line-break/></text:span><text:span text:style-name="T2">陳真 2003. 3. 29.</text:span></text:p>
      <text:p text:style-name="P3"><text:span text:style-name="T2">(原載哈巴狗電台)</text:span></text:p>
      <text:p text:style-name="P3"><text:span text:style-name="T2">又到了一年一度的金狗獎頒獎典禮！</text:span><text:span text:style-name="T3"><text:line-break/><text:line-break/></text:span><text:span text:style-name="T2">隨著戰況的越趨激烈，一年一度的金狗獎比賽，也越來越激烈。</text:span><text:span text:style-name="T3"><text:line-break/><text:line-break/></text:span><text:span text:style-name="T2">為了答謝顧客，哈巴狗電台今年特別和“美國在台邪會”以及“英國蛀台卯錢辦事處”隆重聯合舉辦「哈巴狗金狗獨立思考獎」徵文比賽。角逐相當激烈，參賽者均是一時之選，包括楊憲宏、金恆煒、張旭成、孫慶餘、吳釗燮、老包、阮銘、吳錦發等各界菁英。</text:span></text:p>
      <text:p text:style-name="P3"><text:span text:style-name="T2">該獎乃我國知識份子所渴望之最高榮譽。創立宗旨有三，一是鼓勵報導文學創作，增進國人藝術心靈；二是加強獨立思考能力，培養健全思想；三是擴展國際視野，迎上世界潮流。</text:span></text:p>
      <text:p text:style-name="P3"><text:span text:style-name="T2">金狗獎得主將獲阿扁總統親自頒獎，獎品是十八 K 金超大型狗尾巴一座，二獎是銀狗獎；獎品是 ESSO 榮譽出品正港伊拉克石油一百加侖，外加金狗化粧禮盒一盒。獎項繁多，不勝列舉。</text:span><text:span text:style-name="T3"><text:line-break/><text:line-break/></text:span><text:span text:style-name="T2">經過哈巴狗電台七位評審委員幾天來不眠不休的評審，結果終於揭曉。金狗獎得獎人是…</text:span><text:span text:style-name="T3"><text:line-break/><text:line-break/></text:span><text:span text:style-name="T2">楊憲宏！！！</text:span><text:span text:style-name="T3"><text:line-break/><text:line-break/></text:span><text:span text:style-name="T2">眾望所歸。恭喜他獲獎！！</text:span><text:span text:style-name="T3"><text:line-break/><text:line-break/></text:span><text:span text:style-name="T2">我們將會邀請陳水扁總統為我們頒發這項知識份子的最高榮譽。</text:span><text:span text:style-name="T3"><text:line-break/><text:line-break/></text:span><text:span text:style-name="T2">接下來是二獎銀狗獎，又叫“最佳編劇獎”，得獎人是…</text:span></text:p>
      <text:p text:style-name="P3"><text:span text:style-name="T2">台灣日報！！！</text:span><text:span text:style-name="T3"><text:line-break/><text:line-break/></text:span><text:span text:style-name="T2">據評審表示，該報集合了各界菁英，個個相當優秀，在評審難以取捨之下，為免遺珠之憾，決定頒發團體獎。將由 ＜當代＞雜誌金總編，金恆煒先生代表領獎。</text:span></text:p>
      <text:p text:style-name="P3"><text:span text:style-name="T2">有反美人士，當然就有愛美人士。可是，因為他們所愛的霉國一點都不美，因此，要幫忙化粧抹粉、編故事，難度就顯得相當高。</text:span><text:span text:style-name="T3"><text:line-break/><text:line-break/></text:span><text:span text:style-name="T2">比方說，“攻佔石油市場”這項動機，實在沒什麼好否認，可是，“愛美”人士愛之深，化起粧來就很殷切，硬要否認之。雖然是有點無聊，不過卻也更見其編劇功力。</text:span><text:span text:style-name="T3"><text:line-break/><text:line-break/></text:span><text:span text:style-name="T2">接下來，當然得介紹一下金狗獎得主的背景。楊憲宏先生據說是我國總統府人權諮詢小組委員（天啊！），也是總合周刊社長（偶以前沒聽過這本雜誌），愛美情操之可割可棄，令人嘆為觀止。此次憑著一篇＜這不是戰爭，是掃黑＞（全文請見：http://www.etaiwannews.com/tnw/outdated/tnw_074/edit.htm）的小說般報導文學，勇奪金狗獨立思考獎，絕非偶然。</text:span><text:span text:style-name="T3"><text:line-break/><text:line-break/></text:span><text:span text:style-name="T2">哈巴狗電台特別獨家摘要楊先生得獎大作的幾段精華給大家看：</text:span><text:span text:style-name="T3"><text:line-break/><text:line-break/></text:span><text:span text:style-name="T2">「伊拉克的海珊政權可以說滅亡了。佔據在人類文明最早的發源地，底格里斯河與幼發拉底河的流域，海珊政權糟蹋了這個古文明最豐美的土地。他的下場真是死有餘辜。美國布希總統是忍無可忍了。這次事件讓他看清楚，所謂民主自由陣營，中間有多少人是如何的陰險奸詐。而那些非民主陣營的國家，就更不用期待了。也是因為布希總統堅持打進去，才有機會發現，那些口口聲聲愛好和平的國家，一直違背聯合國的禁運，繼續偷賣關鍵性的武器與技術設備給海珊政權，這些武器都在伊拉克戰爭中出現。原來，這才是俄羅斯、中國、法國、德國反對美國出兵的真相。……伊拉克以及…阿富汗，這種以國家做為恐怖主義溫床的野心政權，這種流氓行為，用國家做掩護，還有一些尾巴學者為他們製造合理化的理論，這是廿一世紀的新危機，因為有些民主國家或極權國家雖然本身沒有直接從事恐怖活動，但與這些流氓國家祕密往來，還出售武器給他們。…</text:span><text:span text:style-name="T3"><text:line-break/><text:line-break/></text:span><text:span text:style-name="T2">美國有足夠的不安懷疑聯合國已經被超限恐怖主義者所滲透，而有些國家因短利或反美，而受到利用。他們玩火已玩到美國人的家中，把紐約的摩天大樓炸了。…</text:span><text:span text:style-name="T3"><text:line-break/><text:line-break/></text:span><text:span text:style-name="T2">事實上，最近美國捉到了賓拉登手下的頭號大將，分析出新的情報就指出，恐怖份子的科技水準已大大的提升，像炭疽菌與沙門氏菌、肉毒桿菌都已到了可以量產並乾燥化的程度。他們已經在找同情他們的科學家加盟，事實上，已有一名巴基斯坦的微生物學家神秘失蹤了，美國情報相信，這名生物戰劑的專家已向他們基地報到。…</text:span><text:span text:style-name="T3"><text:line-break/><text:line-break/></text:span><text:span text:style-name="T2">美國這次的進攻伊拉克，開展了全球安全體系的自動集結，當聯合國外交場已被滲透，新的國際安全網馬上張起，美國成功的扮演了世界警察（Global Police）的角色。這是一次國際警察聯合作業的『一清專案』，肅清流氓國家，這不是戰爭，是掃黑。」</text:span><text:span text:style-name="T3"><text:line-break/><text:line-break/></text:span><text:span text:style-name="T2">得獎消息公佈後，這兩天，觀眾紛紛 call in 進來表示嘉許。一位評審委員指出，該得獎文章不但巧妙結合了科幻和寫實兩大元素，而且推理嚴謹，絲絲入扣，高潮迭起，相當引人發笑，喔 No，不是發笑，是引人深思。</text:span><text:span text:style-name="T3"><text:line-break/><text:line-break/></text:span><text:span text:style-name="T2">許多觀眾表示，他們看完楊社長大作之後，對恐怖份子之恐怖，以及對冒牌民主國家之勾結恐怖份子，有了更深的體認。</text:span><text:span text:style-name="T3"><text:line-break/><text:line-break/></text:span><text:span text:style-name="T2">文章所展現的相關國際知識和思考模式，水平之高，相當適合做為莒光日教材。哈巴狗電台準備向國防部隆重推薦。</text:span><text:span text:style-name="T3"><text:line-break/><text:line-break/></text:span><text:span text:style-name="T2">另外，為了與各位聽眾朋友分享諸位參賽者或得獎人的智慧，哈巴狗記者特別再摘要一些精采段落如下：</text:span><text:span text:style-name="T3"><text:line-break/><text:line-break/></text:span><text:span text:style-name="T2">首先是銀狗獎代表領獎人金恆煒先生。金先生著作頗豐，博大精深，難以一語道盡，只能請各位自行前往他的“專欄”欣賞（http://www.hi-on.org.tw/article0.asp?Class=%A5x%C6W%C6%5B%C2I&amp;Author=%AA%F7%F9%DA%DEm）。金桑頗重視人多人少的「實力」問題，實力就是真理，因此他似乎永遠選擇站在真理的一邊。</text:span><text:span text:style-name="T3"><text:line-break/><text:line-break/></text:span><text:span text:style-name="T2">金桑說，「全力支持美國」，是「台灣唯一的選擇」；「反對美國卻有為中共張目之嫌」。此次參賽，其主要貢獻就在於點破“反戰”、“反美”與“反台灣”三者之間本質上的契合，呼籲社會大眾務必小心“匪諜就在你身邊”。</text:span><text:span text:style-name="T3"><text:line-break/><text:line-break/></text:span><text:span text:style-name="T2">對此，長得跟過去黨外時期的「青年戰士報」幾乎一模一樣台灣日報，3 月 26 號也有一篇社論與此呼應，單是看標題就覺得粉刺激，對於酷愛陰謀論的我來說相當具有吸引力。標題是：「揭穿親中勢力『反戰、反美、反台』的三段論陰謀」。</text:span><text:span text:style-name="T3"><text:line-break/><text:line-break/></text:span><text:span text:style-name="T2">揭穿此一陰謀之後，金桑甚至還突然成了武器情報專家，不知道是從哪得來的“獨家情報”，警告世人說：「化武可能還是小焉者，伊拉克勢必成為核武國家，美國從此沒有寧日了。更不必說歐洲德法與亞洲中俄的虎視眈眈。」</text:span></text:p>
      <text:p text:style-name="P3"><text:span text:style-name="T2">接下來是我們的總統府副祕書長 3 月 18 號在聯合報的大作。據小道消息指出，該文本有獲獎實力，可惜幽默感夠是夠了，敗就敗在缺少了一點想像力，因此功虧一匱。</text:span><text:span text:style-name="T3"><text:line-break/><text:line-break/></text:span><text:span text:style-name="T2">我們副祕書長的名字有點怪，哈巴狗記者差點雄雄唸不出來，他叫做吳釗燮。文章題目頗具哲思：＜反戰未必和平 反美不符台灣利益＞。他說：</text:span><text:span text:style-name="T3"><text:line-break/><text:line-break/></text:span><text:span text:style-name="T2">「在台灣最需要幫助的時候，美國義無反顧協助台灣，因此在美國需要支持的時候，台灣絕不能忘恩負義。有些學者認為我們應該反戰，因為這些反對美國的國家、團體與個人將來會跳出來反對北京。但問題是，在過去台灣面臨最嚴峻威脅的時候，現在為反戰而脫光衣服的人，可曾為台灣卸過妝？」</text:span><text:span text:style-name="T3"><text:line-break/><text:line-break/></text:span><text:span text:style-name="T2">（哈巴狗記者眉批：後面這一句應該劃紅線，並且打三個驚嘆號！！！）</text:span></text:p>
      <text:p text:style-name="P3"><text:span text:style-name="T2">吳副祕書長接著闡釋反戰與國家安全的關係，他說：</text:span><text:span text:style-name="T3"><text:line-break/><text:line-break/></text:span><text:span text:style-name="T2">「國內反對黨及反戰人士反對美國對伊用兵的最重要理由，是美國的片面行動，如果沒有聯合國安理會的明白授權，….（將來）美國若要出兵防衛台灣，難道也需要聯合國安理會通過？台灣民眾可別忘了，聯合國這個體制，至今尚未接納我國。」</text:span><text:span text:style-name="T3"><text:line-break/><text:line-break/></text:span><text:span text:style-name="T2">最後，吳祕書長以闡釋和平的真義做結。起承轉合相當嚴謹，一氣呵成。特別是最後結論那句話，獲得許多評審委員的激賞：</text:span><text:span text:style-name="T3"><text:line-break/><text:line-break/></text:span><text:span text:style-name="T2">「在即將到來的中東戰爭之後，我國的愛心，也將再一次和其他國家一起進入中東地區。…和平是新世紀最重要的普世價值之一，而要達到真正的和平，並非只有盲目反戰一途，而是要有無窮盡的愛心與付出，默默為和平建立基礎。這是政府在努力進行的工作，也是台灣政府對國際社會的許願。反戰反美，就留給什麼都反對的反對黨吧！」</text:span><text:span text:style-name="T3"><text:line-break/><text:line-break/></text:span><text:span text:style-name="T2">我們能夠擁有這種講義氣、有愛心、高瞻遠矚、具有邏輯素養的政務官，實在是國人的幸福與榮耀。</text:span><text:span text:style-name="T3"><text:line-break/><text:line-break/></text:span><text:span text:style-name="T2">另外還有一位先生務必一提，那就是想法舊得不得了的一本雜誌叫做＜新台灣新聞周刊＞的社長老包先生。包桑基本思路類似金桑，不過，氣勢稍遜一籌。值得嘉許之處在於對民主政治之為害，提出了相當精闢的見解。</text:span><text:span text:style-name="T3"><text:line-break/><text:line-break/></text:span><text:span text:style-name="T2">老包認為，美國為了實踐民主真諦，以致於在打仗時「綁手綁腳」；另一方面，他也譴責被海珊利用的人肉盾牌之阻撓戰事，讓聯軍無法「奮力一搏」。</text:span><text:span text:style-name="T3"><text:line-break/><text:line-break/></text:span><text:span text:style-name="T2">最後，他回到他文章標題＜民主與獨裁的苦戰＞的精神，呼籲大家進一步深思聯想美軍為了維護民主以致於「礙手礙腳」的困境和「陳水扁政權在統派包圍下的困境」兩者之相似性。</text:span><text:span text:style-name="T3"><text:line-break/><text:line-break/></text:span><text:span text:style-name="T2">結尾相當感性，老包說：「民主與獨裁的角力，始終存在現實世界。」</text:span><text:span text:style-name="T3"><text:line-break/><text:line-break/></text:span><text:span text:style-name="T2">還有一位跟哈巴狗記者有親戚關係的候選人，基於利益迴避原則，所以沒有頒任何獎給他，他就是張旭成。他呼籲台灣全力支持美國；並以學者之姿批評那些說美國是為了石油而開戰的人，說他們「太過無知與可笑」。這個連石油公司和美國國防部長都不否認的事實，張教授竟然否認之，實在有點無聊。憑這樣的實力，想要一舉奪得金狗獎，的確也有點難。</text:span></text:p>
      <text:p text:style-name="P3"><text:span text:style-name="T2">請各位忍耐一下，再看幾段精闢見解。其中一篇叫＜「國際正義」在哪裡？台灣的獨立自主性在哪裡？＞，作者是阮銘，聽說是對面來的一位民運人士。按理說，金狗獎應該考慮頒給他，至少也該讓他得個最佳編劇獎或最佳原著劇本。但是，阮先生言詞懇切，文章內容卻極度超現實，剪接過度，簡直是魔幻寫實了，連愛美人士聽了都臉紅，因此最後沒有得獎，不過還是值得一讀。</text:span><text:span text:style-name="T3"><text:line-break/><text:line-break/></text:span><text:span text:style-name="T2">阮先生首先點明，美國不但不是為了石油而開戰，而是為了拯救苦難的伊拉克人民。他說那是一個十二年來美國念茲在茲的「承諾」。最後，布希終於決定不惜犧牲美國人自己的生命，來守住這個對伊拉克人民的「諾言」，只為了讓伊拉克兒童重拾「笑顏」。</text:span><text:span text:style-name="T3"><text:line-break/><text:line-break/></text:span><text:span text:style-name="T2">各位不要笑，這是真的，人家真的這麼寫：</text:span></text:p>
      <text:p text:style-name="P3"><text:span text:style-name="T2">「布希既不需要伊拉克領土，也不依賴伊拉克石油。美國有自己的石油資源。美國也大量進口石油，主要從南、北美洲的加拿大、墨西哥、委內瑞拉。美國從中東進口部分石油，主要來自沙烏地阿拉伯。從伊拉克進口石油，對美國無足輕重。</text:span><text:span text:style-name="T3"><text:line-break/><text:line-break/></text:span><text:span text:style-name="T2">為伊拉克的幾桶石油，要美國人民付出寶貴生命和龐大軍費去『侵略』、『掠奪』，以『鮮血換石油』，除非布希和支持布希、還把自己的子弟送上戰場的美國人民真都成了『瘋子』！我為造出如此謊言的『戰略分析家』和『政治評論家』汗顏。</text:span><text:span text:style-name="T3"><text:line-break/><text:line-break/></text:span><text:span text:style-name="T2">這場戰爭的實質，是美國歸還老布希總統對伊拉克人民的負債…這一次小布希總統究竟能否兌現其諾言的疑慮，正是12年來欠債積累的『利息』。有位評論家輕鬆地挪揄道：『為什麼沒有出現簞食壺漿，以迎王師的鏡頭？』</text:span><text:span text:style-name="T3"><text:line-break/><text:line-break/></text:span><text:span text:style-name="T2">你難道看不見嗎？一、海珊統治下的伊拉克人民，今天已既無『簞食』、又無『壺漿』；二、對『王師』疑慮未消，對報復心存恐懼；三、不要說『迎王師』，同『王師』討一點『食』和『漿』解飢渴，也被海珊特務從背後射殺！</text:span><text:span text:style-name="T3"><text:line-break/><text:line-break/></text:span><text:span text:style-name="T2">（哈巴狗記者按：阮教授可能是好萊塢電影看太多了。）</text:span><text:span text:style-name="T3"><text:line-break/><text:line-break/></text:span><text:span text:style-name="T2">你難道看不見嗎？在海珊特務射程之外，伊拉克天真兒童開始以驚恐帶好奇的眼神注視『侵略』軍，逐漸喜笑顏開地撲上前去的動人場面！」</text:span><text:span text:style-name="T3"><text:line-break/><text:line-break/></text:span><text:span text:style-name="T2">（哈巴狗記者按：有點起雞母皮。）</text:span><text:span text:style-name="T3"><text:line-break/><text:line-break/></text:span><text:span text:style-name="T2">一位流亡英國的 19 歲伊拉克少女娜尼亞‧卡希在 email 中勸告反戰者，『過去海珊殺害了 100 多萬伊拉克人，難道你願意讓他再殺 100萬？』…人道組織『國際危機團體』前往伊拉克作秘密調查時發現，多數伊拉克人贊同用武力推翻海珊，認為『這是伊拉克人民重生的機會』。</text:span><text:span text:style-name="T3"><text:line-break/><text:line-break/></text:span><text:span text:style-name="T2">（哈巴狗記者按：實在是太魔幻寫實了。有人能做這樣的“祕密民意調查”，我真是很佩服。又，海珊什麼時候殺了一百多萬伊拉克人了？對於壞人，我們也不能給他憑空誣賴吧？！講這樣，不會太沒有概念了一點嗎？）</text:span><text:span text:style-name="T3"><text:line-break/><text:line-break/></text:span><text:span text:style-name="T2">最後，阮教授結論說：</text:span><text:span text:style-name="T3"><text:line-break/><text:line-break/></text:span><text:span text:style-name="T2">「這一場戰爭，不但目的是正義的，不是吞併伊拉克國土，掠奪伊拉克人民；而是除掉吸伊拉克人民血與油的暴君海珊，把伊拉克及其石油資源歸還自由伊拉克人民。其手段也是正義的，不傷害暴君統治下的無辜人民。所以我說這是人類戰爭史上策一次透明的戰爭，其目的、手段、戰爭的進程，經得起全世界眼睛的檢驗。」</text:span><text:span text:style-name="T3"><text:line-break/><text:line-break/></text:span><text:span text:style-name="T2">真是很超現實不是嗎？！結尾時，阮先生還請我們聽一段搞不好是他自己寫的文章（《中國知識分子關於聲援美國政府摧毀海珊獨裁政權的聲明》），來證明其所言不虛：</text:span><text:span text:style-name="T3"><text:line-break/><text:line-break/></text:span><text:span text:style-name="T2">「聽聽來自人類最後一個專制獨裁共產帝國的自由派知識分子的聲音：</text:span><text:span text:style-name="T3"><text:line-break/><text:line-break/></text:span><text:span text:style-name="T2">海珊政權殘酷殺害本國的少數民族、持不同政見者及不同宗教信仰的公民，多次悍然發動對外戰爭，並且秘密研製威脅人類生存的大規模殺傷性武器。海珊這個專制暴君居然將全體國民當作其倒行逆施的人質。因此，摧毀海珊政權是實現人類和平與安全的必要步驟。</text:span><text:span text:style-name="T3"><text:line-break/><text:line-break/></text:span><text:span text:style-name="T2">…人類天生愛好和平，但當一切和平的努力都失去效用之時，當暴君依然恣意假借國家和主權名義奴役無辜民眾之時，善良者的人道主義同情只會讓專制魔王扮演更狠的角色。數百萬被海珊政權所謀殺的平民將會記得我們的冷漠，人類的鄉愿將會助長獨裁者無法無天的氣焰。</text:span><text:span text:style-name="T3"><text:line-break/><text:line-break/></text:span><text:span text:style-name="T2">…為摧毀海珊政權而奮鬥的美國勇士，與當年為解救日寇鐵蹄下中國人民而獻身的美國英雄一樣值得敬仰。」</text:span><text:span text:style-name="T3"><text:line-break/><text:line-break/></text:span><text:span text:style-name="T2">（哈巴狗記者按：數百萬伊拉克人是美國殺的才對吧！？怎麼賴到海珊頭上來了？而且，美國也沒殺這麼多，根據一般統計，美國這十二年來，以飛彈和禁運，一共殺了大</text:span><text:span text:style-name="T3"><text:line-break/></text:span><text:span text:style-name="T2">約一百五十萬伊拉克人“而已”。）</text:span><text:span text:style-name="T3"><text:line-break/><text:line-break/></text:span><text:span text:style-name="T2">好笑的是，阮教授在文章最後還喊了兩聲口號：「自由必勝！」、「暴君必亡！」（http://www.hi-on.org.tw/article0.asp?Serial=01200304043421&amp;Class=阮銘專欄</text:span><text:span text:style-name="T3"><text:line-break/></text:span><text:span text:style-name="T2">，資料來源：Taiwan News財政經總合周刊）</text:span><text:span text:style-name="T3"><text:line-break/><text:line-break/></text:span><text:span text:style-name="T2">本屆競賽，相當激烈，遺珠之憾，在所難免。最後，幾位落選人的幾段精采佳句，也不妨一看：</text:span></text:p>
      <text:p text:style-name="P3"><text:span text:style-name="T2">參賽者孫慶餘說：</text:span><text:span text:style-name="T3"><text:line-break/><text:line-break/></text:span><text:span text:style-name="T2">「沒有法國這群反美不遺餘力的左派，就沒有薩伊德，沒有薩伊德，就沒有賓拉登及台灣莫名其妙反美反西方的『假左派真統派』。」</text:span><text:span text:style-name="T3"><text:line-break/><text:line-break/></text:span><text:span text:style-name="T2">參賽者吳錦發說：</text:span><text:span text:style-name="T3"><text:line-break/><text:line-break/></text:span><text:span text:style-name="T2">「很多媒體都刻意把美對伊拉克之戰，描繪成『欺負弱小』之戰；問題是：伊拉克真的是『弱小』嗎？海珊是哪一種『弱小』？</text:span><text:span text:style-name="T3"><text:line-break/><text:line-break/></text:span><text:span text:style-name="T2">這就是台灣左派最偽善的地方，海珊是不是擁有『毀滅性武器』其實毋庸置疑，也不是問題重點，而是海珊這個人，根本是個會毫無理性使用這些武器的人，在兩伊戰爭期間，在對付國內庫德族的反抗中，海珊屢次使用毒氣或生化武器，造成「整體毀莊」的屠殺事件。</text:span><text:span text:style-name="T3"><text:line-break/><text:line-break/></text:span><text:span text:style-name="T2">（哈巴狗記者按：錦發兄比聯合國武檢官員還厲害，人家找了幾年都找不到，他卻“毋庸置疑”。而且，伊拉克當年的暴行，不就是美國一手扶植的嗎？甚至當聯合國要給予譴責與制裁時，幫海珊擺平國際壓力的，不就是美國嗎？那些生化武器的原料和技術以及其它軍火和軍人培訓等，不就都是美國所大力幫忙發展的嗎？如果連這樣也要否認，那就沒什麼好說的了。）</text:span><text:span text:style-name="T3"><text:line-break/><text:line-break/></text:span><text:span text:style-name="T2">哈巴狗記者對這些得獎人及參賽人的作品，除了嘆為觀止，除了盡量用獎項來表示佩服之外，真不知道要怎麼討論起。這樣公開胡說八道，真的都不會覺得害臊，或有一絲良心不安？連做點基本功課都不需要，講起話無中生有，倒因為果、無憑無據，信口就能開河，文化人這口飯，不會太容易吃了一點嗎？！</text:span><text:span text:style-name="T3"><text:line-break/><text:line-break/></text:span><text:span text:style-name="T2">會後花絮：感謝各地狗仔隊徵選文章，強迫中獎。更感謝哈巴狗電台藝術指導筱雲小姐提供兩張精美圖片。不過，她或任何人均與本獎無關，請別誤會。</text:span><text:span text:style-name="T3"><text:line-break/></text:span></text:p>
      <text:p text:style-name="P1"><text:span text:style-name="T2">陳真 | 2010.07.26 02:23 | </text:span><text:span text:style-name="T1">#</text:span></text:p>
      <text:p text:style-name="P2"><text:span text:style-name="T2">也許顏小姐希望在巴勒斯坦推動節食減碳瘦身法: 七天! 七天! 只要七天! 保證讓妳瘦一大圈喔.</text:span></text:p>
      <text:p text:style-name="P2"><text:span text:style-name="T2">顏小姐甚至說以色列給迦薩地區太多救援物資了, 多到讓那裡的人都變得懶散不事生產了, 她原文是這麼說的: "就像國際社會濟助非洲某些國家所帶來的負面效果一般，許多迦薩人習慣依賴救濟過活，不事生產。" 這有點像一個綁匪誇口說他每天給人質吃得多好, 又是蝦仁炒飯又是西瓜汁, 把人質的胃口都給寵壞了!</text:span></text:p>
      <text:p text:style-name="P2"><text:span text:style-name="T2">顏小姐多年前曾來信,問我們巴勒網有哪些人,如何運作等等,還問我何謂habago,我說 habago就是哈巴狗,因為董事長就是哈巴狗電台董事長啊. 巴勒網最早叫做 "紀念若雪不鏽鋼網頁",由董事長一人唱獨角戲,後來才取個像樣的名字並成立網站.</text:span></text:p>
      <text:p text:style-name="P2"><text:span text:style-name="T2">幾年前, 我跟顏小姐有過幾次通信,她為人客氣溫和,因此,我過去對其文章之批評,基本上是帶著大義滅親式的痛苦而不是帶著殲敵之快感.</text:span></text:p>
      <text:p text:style-name="P2"><text:span text:style-name="T2">我平常幾乎完全不看中文文章,若拿起來看往往只是為了批評. 我曾讀過幾篇顏小姐的文章,她在以巴問題或美國對外政策或侵略伊拉克的問題上,幾乎完全是官方說法的一種覆述,就像傳聲筒一樣.</text:span></text:p>
      <text:p text:style-name="P2"><text:span text:style-name="T2">人可以有不同立場不同觀點,但顏之文章之問題卻不是出在觀點或立場之相左,而是出在睜眼說瞎話. 哈巴狗電台曾頒獎給金恆煒楊憲宏及曹長青等人,表彰其睜眼說瞎話的本事. 顏與這些人相比,要文明許多.</text:span></text:p>
      <text:p text:style-name="P2"><text:span text:style-name="T2">以色列或美國整天說是為了自衛所以才這樣那樣,顏小姐的整個中心思想差不多就是圍繞在這樣一種自欺欺人的認知前提上,而且,堅持這前提是不容置疑的,否則就是陷入跟 "恐怖份子" 一樣的思維.</text:span></text:p>
      <text:p text:style-name="P2"><text:span text:style-name="T2">記得應該是在2006年以色列和真主黨之間的武裝衝突時,在這留言板上我寫了兩篇留言,批評顏小姐以翻譯代替著作,通篇翻譯某德文報導充當其個人原創研究. 因為不想背後罵人,我把我的公開指責抄襲之留言,告訴顏小姐.顏小姐卻回信給我說 "謝謝你的批評,跟你一樣,我也厭惡抄襲". 我回信說,我不希望把這類他人污點給留在網路上,所以貼個兩天之後,我就會把相關指控給刪除,希望別給有名有姓者留下一個罵名.</text:span></text:p>
      <text:p text:style-name="P2"><text:span text:style-name="T2">顏小姐應該會讀德文,也因此,她或許以為她從德文文章中直接抄襲改譯成中文不會被發現.</text:span></text:p>
      <text:p text:style-name="P2"><text:span text:style-name="T2">我之所以重提此事是因為: 我看小慧所提供的網址後面有顏小姐的一些留言,姿態頗高,什麼要研究五年以上而且實際去過以巴現場考察才有資格發言云云,實在胡扯. 一個人並不需要研究過政治學五年而且擔任過政治人物才能批評政客之貪贓枉法.同樣地,你也不需要了解多少中東問題或了解多少希特勒政權的崛起歷史,照樣能夠反對那些恣意侵犯人權的殘酷暴行.</text:span></text:p>
      <text:p text:style-name="P1"><text:span text:style-name="T2">葉小慧 | 2010.07.23 16:44 | </text:span><text:span text:style-name="T1">#</text:span></text:p>
      <text:p text:style-name="P3"><text:span text:style-name="T2">http://mass-age.com/wpmu/blog/2010/06/18/8497/ 加薩輓歌。(張翠容)</text:span></text:p>
      <text:p text:style-name="P3"><text:span text:style-name="T2">http://mass-age.com/wpmu/blog/2010/06/11/8474/ 人道船事件的真相。(顏敏如)</text:span></text:p>
      <text:p text:style-name="P3"><text:span text:style-name="T2">我想說的是：顏敏如為何能說自己就是真相? 舉出來的數字可以除除看，5300萬條麵包150萬人分，一年每人吃35條，是你，過得下去嗎？</text:span></text:p>
      <text:p text:style-name="P1"><text:span text:style-name="T2">陳真 | 2010.07.22 22:13 | </text:span><text:span text:style-name="T1">#</text:span></text:p>
      <text:p text:style-name="P2"><text:span text:style-name="T2">30年前,我唸高中一年級時,有一次,因為學校餐廳餐盤油膩膩實在有夠惡心,屢勸不聽,於是我就跟同學商議,準備到各班宣傳,就選定某一天中午,大家約好那天中午統統都不要到學校餐廳用餐,給外包的廠商壓力,逼他們把餐具洗乾淨.</text:span></text:p>
      <text:p text:style-name="P2"><text:span text:style-name="T2">這事都還只是商議階段還未付諸行動時,學校就接獲密報,在課堂上及私下警告相關同學說:"你們知道大陸當年是怎麼丟掉的嗎? 就是學生被共匪煽動起來罷課鬧事."</text:span></text:p>
      <text:p text:style-name="P2"><text:span text:style-name="T2">這麼微不足道的一件小事,經此一施壓恐嚇,此一拒吃行動竟無疾而終;董事長也只好一直忍耐,吃了三年似乎根本沒在洗的餐盤及從未換過菜色的食物.</text:span></text:p>
      <text:p text:style-name="P2"><text:span text:style-name="T2">那時剛發生美麗島事件不久,陳婉真在美國的國民黨駐外單位前連續絕食十幾天昏迷送醫急救,造成國際新聞,台灣媒體掩蓋不住這條消息,便以抹黑方式報導. 我在周記上貼上陳婉真絕食的照片,並反駁國內報導之荒唐.</text:span></text:p>
      <text:p text:style-name="P2"><text:span text:style-name="T2">這本周記,隔天改完發回時,這一篇竟然被撕掉,老師說我寫得很好,但這樣寫會出事,她說,連老師也會出事,所以她幫我撕掉凐滅證據.</text:span></text:p>
      <text:p text:style-name="P2"><text:span text:style-name="T2">陳婉真那一次的行動,讓我很感動. 我記得我在周記上說,一個人為了某種信念自願承受痛苦是美麗的,同時也是令人佩服的.</text:span></text:p>
      <text:p text:style-name="P2"><text:span text:style-name="T2">沒想到,十年後(1989)年的5月19號,鄭南榕的出殯遊行出發之前的祭拜典禮上,有個人就站在我跟前,她突然轉過頭來,我嚇了一跳,這不就是被國民黨禁止入境的陳婉真嗎? 國民黨的黑名單惡行,自此被突破.</text:span></text:p>
      <text:p text:style-name="P2"><text:span text:style-name="T2">兩年後,我在馬偕醫院工作,跟陳婉真一同上了群眾演講台,一個陳真,一個陳婉真.</text:span></text:p>
      <text:p text:style-name="P2"><text:span text:style-name="T2">幾年後,陳婉真去坐牢,我記不清她到底有多少案子,坐了多久的牢.</text:span></text:p>
      <text:p text:style-name="P2"><text:span text:style-name="T2">十多年前,陳婉真也開始反民進黨,後來不再抗爭,並擔任縣府公職,但我一直記得她那股根本不要命的執著精神.</text:span></text:p>
      <text:p text:style-name="P2"><text:span text:style-name="T2">只要稍微想起這些往事,我就忍不住心中澎湃,很想找一片大海對它痛哭一場,黨外那十年亡命歲月實在太痛苦,家破人亡,無盡的誤解抹黑與圍堵.</text:span></text:p>
      <text:p text:style-name="P2"><text:span text:style-name="T2">兩年前,吳淑珍拿著台大醫院不斷開給她的 "不適合出庭,恐有生命危險" 的所謂 "醫療證明",連續十七次拒絕出庭,我以台大醫師的身份寫了篇文章批評台大之荒唐. 那幾天,記者追著我跑.這些絲毫不用功的記者們不約而同地一直問我同樣的一個怪問題: "陳醫師,你怎麼會想到要用寫文章的方式站出來?"</text:span></text:p>
      <text:p text:style-name="P2"><text:span text:style-name="T2">我無言以對,微笑默然無語. 我已經寫了三十年的文章,只是從未正式出版. 我也不曾 "站出來",因為我根本從來都沒有 "縮進去" 過.</text:span></text:p>
      <text:p text:style-name="P2"><text:span text:style-name="T2">有一位記者還拿著攝影機來醫院說要拍我的辦公室,還說 "特別想拍我寫過的文章". 我拒絕讓他進入我的辦公室.</text:span></text:p>
      <text:p text:style-name="P2"><text:span text:style-name="T2">三十年過去了,對於一種文明,千年不過一瞬間,但是對於人的一生來講,三十年卻不算短. 我感覺自己就像個老兵,雖已離開戰場,離開群眾,回到一人世界. 但似乎一個人只要曾經打過仗,他就會一輩子都記得那段烽火歲月,並且永遠受它影響.</text:span></text:p>
      <text:p text:style-name="P2"><text:span text:style-name="T2">很多自我感覺良好的人,特別喜歡嘲弄這類抗爭 "沒有效啦",他們比較相信選舉,相信鎂光燈,相信知名度,相信權力,相信拳頭,相信千軍萬馬,但對於一個老兵來講,那些我統統都不信;我比較相信血汗相信眼淚相信柔弱良善的心相信痛苦相信孤獨和挫折.</text:span></text:p>
      <text:p text:style-name="P2"><text:span text:style-name="T2">或許世上真的有這樣一種珍貴的東西,它以柔弱做為一種剛強,以消失做為一種存在,以失敗做為一種成功.</text:span><text:span text:style-name="T3"><text:line-break/></text:span></text:p>
      <text:p text:style-name="P1"><text:span text:style-name="T2">良哲 | 2010.07.22 16:44 | </text:span><text:span text:style-name="T1">#</text:span></text:p>
      <text:p text:style-name="P3"><text:span text:style-name="T2">大概一個小時前，接到以色列辦事處的來電。</text:span></text:p>
      <text:p text:style-name="P3"><text:span text:style-name="T2">說了幾件事情，中途我插了幾段話，那位小姐要我先聽她講，但等她講完，就「謝謝你，bye bye」。</text:span></text:p>
      <text:p text:style-name="P3"><text:span text:style-name="T2">印象中，大概是這樣：</text:span></text:p>
      <text:p text:style-name="P3"><text:span text:style-name="T2">辦事處小姐：○○○先生，我這裡是以色列代表處，妳傳來的東西我們已經收到了。妳們同樣的東西已經傳了三份，可以不要再傳嗎？妳們傳的這個東西對我們並沒有意義，沒有身分證字號，也許是編造的。</text:span></text:p>
      <text:p text:style-name="P3"><text:span text:style-name="T2">我：這是各自傳的，並非單一團體傳給妳們。聯署團體當然有我們的確認方式....</text:span></text:p>
      <text:p text:style-name="P3"><text:span text:style-name="T2">辦事處小姐：所以會有120多份嗎？</text:span></text:p>
      <text:p text:style-name="P3"><text:span text:style-name="T2">我：我不知道，要看多少人做這個動作。是妳們先不回應，幾次遞交抗議信也不理....</text:span></text:p>
      <text:p text:style-name="P3"><text:span text:style-name="T2">辦事處小姐：你可以先聽我說嗎，我們曾邀請唐曙先生上來，我們代表親自和他好好談談，但他不願意。</text:span></text:p>
      <text:p text:style-name="P3"><text:span text:style-name="T2">我：這不是唐曙一個人的事情，是我們所有人共同發起，是妳們應該要下來接....</text:span></text:p>
      <text:p text:style-name="P3"><text:span text:style-name="T2">辦事處小姐：謝謝你，bye bye。(並不想繼續聽我回應，就直接掛電話了)</text:span></text:p>
      <text:p text:style-name="P3"><text:span text:style-name="T3"><text:line-break/></text:span><text:span text:style-name="T2">很讓人火大的一通電話。</text:span></text:p>
      <text:p text:style-name="P1"><text:span text:style-name="T2">學姊 | 2010.07.22 12:30 | </text:span><text:span text:style-name="T1">#</text:span></text:p>
      <text:p text:style-name="P2"><text:span text:style-name="T2">經查證，原來我們原植傳真號碼有誤，我已於網頁上更正。若在今日十一時前查看網頁的朋友，還煩請再查看一次。正確傳真號碼為02-2757-7247。</text:span></text:p>
      <text:p text:style-name="P1"><text:span text:style-name="T2">學姊 | 2010.07.22 11:48 | </text:span><text:span text:style-name="T1">#</text:span></text:p>
      <text:p text:style-name="P3"><text:span text:style-name="T2">我和董事長剛剛企圖傳了十幾次都傳不過去，都是佔線中，不知以色列是否今天把傳真機話筒都拿起來了?還是真的傳真絡繹不絕? 請問有人有傳成功的嗎?</text:span></text:p>
      <text:p text:style-name="P1"><text:span text:style-name="T2">懷軒 | 2010.07.14 01:32 | </text:span><text:span text:style-name="T1">#</text:span></text:p>
      <text:p text:style-name="P2"><text:span text:style-name="T2">看到陳真寫的這些狗屁倒灶的回答真是氣到差點沒吐血，真的已經爛到骨子裡去了。</text:span></text:p>
      <text:p text:style-name="P1"><text:span text:style-name="T2">陳真 | 2010.07.13 17:54 | </text:span><text:span text:style-name="T1">#</text:span></text:p>
      <text:p text:style-name="P3"><text:span text:style-name="T2">(續前)</text:span></text:p>
      <text:p text:style-name="P3"><text:span text:style-name="T2">法務部檢察司表示他們對各地檢察署的規定不太清楚,我說這是人權問題,這不是你可以任意規定的. 對方說,他們只管政風貪瀆違法的問題,至於人權問題,必須跟原來的機構談. 我說,侵犯人權不算違法嗎? 對方顯然認為不算,但沒說出口,只是一再表示非屬其權限.</text:span></text:p>
      <text:p text:style-name="P3"><text:span text:style-name="T2">對方還很貼心地說: 沒收手機可能是基於偵察不公開的原則. 我頭一次聽到這麼妙的回答. 那就好像說我是醫生,開刀不公開,所以當你進到醫院時我就沒收你的手機以免你公開開刀過程.</text:span></text:p>
      <text:p text:style-name="P3"><text:span text:style-name="T2">檢察司說,沒收手機不是為了怕你打電話出去或是打電話進來,而是怕你在法庭錄影錄音. 我說,我並不是在法庭上被沒收手機,而是一進到地檢署就被沒收,一直到我被釋放才取回手機.</text:span></text:p>
      <text:p text:style-name="P3"><text:span text:style-name="T2">再說,如果基於偵察不公開必須沒收手機,那為什麼不是經由逮捕程序進入偵察程序的被告卻沒有被沒收手機?</text:span></text:p>
      <text:p text:style-name="P3"><text:span text:style-name="T2">我說,如果基於什麼偵察不公開原則,手機不能打,那麼連公用電話也不可以打才對.</text:span></text:p>
      <text:p text:style-name="P3"><text:span text:style-name="T2">而且,如果公用電話可以打,憑什麼我不能查閱自己的通訊錄筆記本或手機通訊錄? 檢察司這回更妙了,回答說: 這是為了保護你的隱私. "因為當你查閱手機通訊錄時,法警必須監視你有沒有偷拍或偷錄音,這時候就會盯著你的手機看,也許就會不小心看到你的通訊錄,你的隱私就有可能曝光了."</text:span></text:p>
      <text:p text:style-name="P3"><text:span text:style-name="T2">說到最後,幹它麻的原來我還得感謝他們的體貼與溫馨,原來是為了保護我的隱私所以才不允許我查閱電話簿,幹它爸的我怎麼都沒有想到原來台灣司法已經大躍進到一種比你更體貼你自己的地步.</text:span></text:p>
      <text:p text:style-name="P3"><text:span text:style-name="T2">這些人這麼會瞎掰,不派去新聞局或外交部當官,真是有點浪費人才.</text:span></text:p>
      <text:p text:style-name="P3"><text:span text:style-name="T2">我剛又寫了一封信給法務部長,看看究竟要到哪個層級或是要做到什麼樣的地步,這樣一些問題才會被當一回事看待.</text:span></text:p>
      <text:p text:style-name="P1"><text:span text:style-name="T2">陳真 | 2010.07.13 17:30 | </text:span><text:span text:style-name="T1">#</text:span></text:p>
      <text:p text:style-name="P2"><text:span text:style-name="T2">我不太相信隸屬於地檢署的政風室能夠端正自己所屬機關或首長的什麼政風,所以又打給法務部的一個也是什麼廉政專線,皮球一直踢,踢到一個叫檢舉司的單位.</text:span></text:p>
      <text:p text:style-name="P2"><text:span text:style-name="T2">對方對我所述卻一點都不驚訝,只差沒把 "小事一樁" 說出口,只是反覆表示直接找地檢署反映即可. 這些事關人權的重大問題,被她講起來全都成為一種可有可無的小問題. 到最後,對方看我不死心,叫我不如寫信到法務部長信箱.</text:span></text:p>
      <text:p text:style-name="P1"><text:span text:style-name="T2">陳真 | 2010.07.13 13:03 | </text:span><text:span text:style-name="T1">#</text:span></text:p>
      <text:p text:style-name="P3"><text:span text:style-name="T2">剛剛打電話給台北地檢署政風室,檢舉該署法警室的違法濫權,一開始相談甚不歡,甚至要我 "去跟法警室詢問相關作業流程",我說我就是來檢舉法警室的瀆職濫權與侵犯人權,怎麼我還要去問他們什麼作業流程?</text:span></text:p>
      <text:p text:style-name="P3"><text:span text:style-name="T2">後來,對方知道我是因為集會遊行法而被逮捕,態度上似乎才開始認真一點,大概是想說這類被告通常權利意識高張,不容易唬爛過去.</text:span></text:p>
      <text:p text:style-name="P3"><text:span text:style-name="T2">我提出了三個問題:</text:span></text:p>
      <text:p text:style-name="P3"><text:span text:style-name="T2">1. 法警竟然可以技術性推翻檢察官的諭令交保,擅自拘留.</text:span></text:p>
      <text:p text:style-name="P3"><text:span text:style-name="T2">2. 法警之動粗與動輒辱罵威脅恐嚇行為.</text:span></text:p>
      <text:p text:style-name="P3"><text:span text:style-name="T2">3. 嫌疑犯連被告身份都還談不上,竟然整個拘留與偵訊流程手機就被沒收,完全無法與外界有任何聯繫. 一直到可以交保時才移到另一間有公用電話的交保室.但這時候如果你身上沒有零錢或是你根本背不出你所要找的人的電話號碼,那你也等於是無法與外界有任何聯繫,別人更找不到你的下落. 法警說,電話號碼背不出來是你自己的問題.</text:span></text:p>
      <text:p text:style-name="P3"><text:span text:style-name="T2">政風室對於這三個問題都表示驚訝,但我對此一 "驚訝" 倒是很驚訝,因為這顯然是長久幾十年來都是這麼幹的,難道他們真的不知道?</text:span></text:p>
      <text:p text:style-name="P3"><text:span text:style-name="T2">後來我又打給民間司法改革基金會,她們也表示很驚訝說怎麼可能不讓你使用手機? 我說不是不讓 "我" 使用,而是所有人一進大門就馬上被沒收手機及身上所有物品和包包,包括紙筆都不准使用不准擁有.</text:span></text:p>
      <text:p text:style-name="P3"><text:span text:style-name="T2">司改會覺得很離譜,說他們會討論看要怎麼做. 我對大家都紛紛表示 "驚訝" 真是覺得非常驚訝,因為這不是偶發事件,而是一套顯然已行之數十年的既定流程,包括搜身,沒收手機及一切物品,威嚇怒罵或技術性變相拘留(等於是綁架)等等,所有這一切顯然是一套長久以來的固定作法,特別是變相禁止與外界聯繫一事,更是用紙寫在牆上的一套流程.</text:span></text:p>
      <text:p text:style-name="P3"><text:span text:style-name="T2">但我相信,經我這樣一說,所有這些違法濫權之事馬上會被銷滅證據,然後會弄出一套假的作法,假裝很尊重人權. 我當時手機被沒收,無法蒐證,否則各位如果聽到或看到那種場面,你會以為時光倒流幾百年回到皇帝時期那種衙門與監牢.</text:span></text:p>
      <text:p text:style-name="P3"><text:span text:style-name="T2">這樣一些人,從法警到主管,甚至到台北地檢署主任檢察官,都應該負起行政與法律責任,其中有些人更完全不適任,應撤職查辦,繩之以法.</text:span></text:p>
      <text:p text:style-name="P4"/>
      <text:p text:style-name="P1"><text:span text:style-name="T2">李秉叡 | 2010.07.13 00:09 | </text:span><text:span text:style-name="T1">#</text:span></text:p>
      <text:p text:style-name="P2"><text:span text:style-name="T2">瑞士拒絕把波蘭斯基引渡美國受審</text:span><text:span text:style-name="T3"><text:line-break/></text:span><text:span text:style-name="T2">更新日期:2010/07/12 22:35 瑞士今天拒絕把波蘭導演波蘭斯基，引渡到美國受審。</text:span></text:p>
      <text:p text:style-name="P2"><text:span text:style-name="T3"><text:line-break/></text:span><text:span text:style-name="T2">瑞士司法部表示，他們做出這個決定，原因是目前無法完全排除美國的引渡要求有瑕疵。</text:span></text:p>
      <text:p text:style-name="P2"><text:span text:style-name="T3"><text:line-break/></text:span><text:span text:style-name="T2">波蘭斯基被控三十年前，在美國強暴一名十三歲少女，又在法院判罪前逃往法國。長久以來，美國一直試圖將他引渡到美國受審。去年九月，波蘭斯基到瑞士出席電影節頒獎典禮，美國獲知他要去瑞士，向瑞士提出引渡要求，因此波蘭斯基一下飛機就被瑞士警方逮捕。今天瑞士司法部做出決定，拒絕將他引渡到美國受審，美國可能對此提出抗議。</text:span><text:span text:style-name="T3"><text:line-break/></text:span><text:span text:style-name="T2">http://tw.news.yahoo.com/article/url/d/a/100712/1/294up.html</text:span><text:span text:style-name="T3"><text:line-break/></text:span><text:span text:style-name="T2">---------------------------------------------</text:span></text:p>
      <text:p text:style-name="P1"><text:span text:style-name="T2">學姊 | 2010.07.12 11:24 | </text:span><text:span text:style-name="T1">#</text:span></text:p>
      <text:p text:style-name="P3"><text:span text:style-name="T2">研究：以色列攻擊加薩 傷害巴勒斯坦人健康</text:span></text:p>
      <text:p text:style-name="P3"><text:span text:style-name="T2">國際知名的英國醫學期刊「刺胳針(Lancet)」2日發表一項報告指出，以色列於2008年12月至2009年1月期間，向加薩走廊展開的軍事攻擊行動，在巴勒斯坦人心靈上留下深刻創傷，升高了他們的憂傷、不安全與社會痛苦感。</text:span></text:p>
      <text:p text:style-name="P3"><text:span text:style-name="T2">約旦河西岸比爾澤大學(Birzeit University)的阿布梅勒(Niveen Abu-Rmeileh)，率領公共衛生專家，在加薩戰爭發生6個月後，對大約3千個加薩家庭、將近1萬8千人展開調查。</text:span></text:p>
      <text:p text:style-name="P3"><text:span text:style-name="T2">結果發現，85%受訪者表示，他們有中度或高度的恐懼、受威脅與不安全感；49%的人表示，他們有中度或高度的傷痛；39%的家庭房屋毀損，72%家庭仰賴糧食援助度日。</text:span></text:p>
      <text:p text:style-name="P3"><text:span text:style-name="T2">這項研究報告指出，巴勒斯坦人認為，以色列對加薩走廊的封鎖行動，是改善當地人民生活品質與條件的主要障礙。</text:span></text:p>
      <text:p text:style-name="P3"><text:span text:style-name="T2">根據報告，在加薩民眾心中，導致當地痛苦的最大原因，依序為以色列的封鎖措施、以色列先前的佔領行為、以色列的攻擊行動、巴勒斯坦內部的爭鬥。 新聞</text:span></text:p>
      <text:p text:style-name="P3"><text:span text:style-name="T2">來源：中央廣播電台</text:span><text:span text:style-name="T3"><text:line-break/></text:span></text:p>
      <text:p text:style-name="P1"><text:span text:style-name="T2">陳真 | 2010.07.10 08:16 | </text:span><text:span text:style-name="T1">#</text:span></text:p>
      <text:p text:style-name="P2"><text:span text:style-name="T2">(續)</text:span></text:p>
      <text:p text:style-name="P2"><text:span text:style-name="T2">警方偵訊中,問我過去有無其它案子,我說有,二十年前我曾有個煽惑內亂罪的案子. 還問我如何認識其他 "群眾" 等等一些笨問題或怪問題. 真不知道他們在想什麼.</text:span></text:p>
      <text:p text:style-name="P2"><text:span text:style-name="T2">其實我一進偵訊室便表明: "除了認罪之外,其它問題我都不願回答,因為太無聊了,何必浪費大家的時間." 也因此,我的偵訊比別人要快上許多,因為我全以 "行使緘默權" 回應.</text:span></text:p>
      <text:p text:style-name="P2"><text:span text:style-name="T2">偵訊完之後,我就被關在一個小房間,關了大約兩小時. 七點左右,兩位信義分局的刑警押我上車,來到總統府附近的台北地檢署. 也許是因為知道我是醫生,一路上對我執之以禮.</text:span></text:p>
      <text:p text:style-name="P2"><text:span text:style-name="T2">來到地檢署門口,竟然有大批媒體記者守候在場. 開車的刑警不敢停車而一直往前開. 我說別緊張,這些記者不會是衝著我來的,我不是名人啦. (就算把我押赴刑場槍決也不會有記者來.)</text:span></text:p>
      <text:p text:style-name="P2"><text:span text:style-name="T2">兩位刑警半信半疑,但我說沒事,記者絕對不是來拍我的. 於是他們本來似乎要把我從後門偷渡進去,現在就還是決定走前門. 沒想到我們一下車,大批記者馬上衝上來,包圍著我,鎂光燈閃個不停. 我很納悶,難道是台大醫院派人來營救我? 怕我跟吳淑珍一樣 "有生命危險"? 不會吧?! 他們應該不會對我這麼體貼才對.</text:span></text:p>
      <text:p text:style-name="P2"><text:span text:style-name="T2">我當時根本不知道狀況,想說記者愛拍就拍吧,於是我一路看著鏡頭微笑往前走,像明星在走紅地毯一樣. 好不容易走到裏面時,一位女記者在後方稍遠處開口問說: "為什麼你要枉顧消防安全?" 我停下腳步回頭問說: "什麼消防安全?"</text:span></text:p>
      <text:p text:style-name="P2"><text:span text:style-name="T2">我當時還在想,怎麼警方掛給我這麼奇怪的罪名? 本來還想回答說: "隨便啦,反正我一概認罪". 還好我有問清楚究竟我違反了什麼消防安全?</text:span></text:p>
      <text:p text:style-name="P2"><text:span text:style-name="T2">記者沒有回答. 我接著說: "我看你們是拍錯人了?! 這不是現場直播吧? 你們拍錯了,我是抗議以色列政府違反集遊法."</text:span></text:p>
      <text:p text:style-name="P2"><text:span text:style-name="T2">記者群中有人發出笑聲說: "唉呀,拍錯人了." 我轉頭問刑警他們是想拍什麼案子? 刑警說好像是一樁消防器材的弊案.</text:span></text:p>
      <text:p text:style-name="P2"><text:span text:style-name="T2">記者知道拍錯人了,像潮水一樣迅即退去. 不過,我當時心裏想,除非我有嚴重的自大妄想,否則這一大堆記者所拍的這些照片,五十年後說不定會有點值錢.</text:span></text:p>
      <text:p text:style-name="P2"><text:span text:style-name="T2">維根斯坦曾經送一本書給一位朋友,他對朋友說: 如果你不喜歡這本書,那就把書丟了,但丟掉之前記得把扉頁撕下,因為上頭有我的簽名. 這簽名或許在數十年後能夠讓你的子孫拿它賣上一筆錢.</text:span></text:p>
      <text:p text:style-name="P2"><text:span text:style-name="T2">擺脫了擺烏龍的記者,我被押進一個傳出哀嚎與劇烈怒罵及毆打聲音的地下室. 迅即冒出一位法警,從刑警手上把我接過去,一路對我怒斥叫囂,就像精神病急性發作那樣,不知道他到底是在憤怒什麼,好像我連呼吸都會激怒他.</text:span></text:p>
      <text:p text:style-name="P2"><text:span text:style-name="T2">接著我被押到一個櫃台前,櫃台後站著一個更凶惡的法警,滿臉橫肉,一副怒不可遏彷彿隨時要殺人打人那種感覺,我還真替他擔心他這樣一直高聲吼叫怒罵難道不會傷害自己的身體健康?</text:span></text:p>
      <text:p text:style-name="P2"><text:span text:style-name="T2">他要我把身上的東西全交出來,包括手機也不能擁有,連皮帶也要拿下. 我提出質疑,他便抓狂怒斥好像隨時會氣死那種感覺.</text:span></text:p>
      <text:p text:style-name="P2"><text:span text:style-name="T2">我長期待在精神病房,倒沒見過如此瘋狂的場所; 我突然覺得自己不是被移送法辦,而是被一群身心狀況極度不穩定的歹徒綁架,落入黑幫巢穴任人宰割. 整個過程中,不斷傳來辱罵踹門的劇烈聲響.</text:span></text:p>
      <text:p text:style-name="P2"><text:span text:style-name="T2">而且,更荒謬的是,我都還沒收押,當時甚至連 "被告" 的身份都稱不上,與外界通訊自由竟然就此被剝奪.</text:span></text:p>
      <text:p text:style-name="P2"><text:span text:style-name="T2">有位嫌犯似乎有自傷之虞且身體不適,被關在一間特製的 "保護室". 法警問他話,他氣息奄奄答得不夠大聲,法警便立刻甩門踢門怒罵吼叫要他大聲點.</text:span></text:p>
      <text:p text:style-name="P2"><text:span text:style-name="T2">這樣一些人,情緒異常不穩,其身心狀況與人格其實都完全不適合擔任法警. 他們身上要是配槍,我看隨時會鬧出人命.</text:span></text:p>
      <text:p text:style-name="P2"><text:span text:style-name="T2">後來,我跟四五位看起來像是吸毒的嫌犯關在一起,角落還有著一團大便. 牢房非常悶熱骯髒,有空調,不過是裝飾用,也許長官視察時才會打開.</text:span></text:p>
      <text:p text:style-name="P2"><text:span text:style-name="T2">我在牢房入口處牆上看到 GAZA 字樣,想必是唐曙上回刻下的正氣歌. 於是我也用硬幣在GAZA旁邊刻下EMIR.</text:span></text:p>
      <text:p text:style-name="P2"><text:span text:style-name="T2">八點多開完偵查庭之後,諭令交保.我當庭表示拒絕,檢察官笑笑說: "你如果不想麻煩家人或朋友來幫你辦交保,那你也可以自己具保,你就去樓上提款嘛,一樓就有提款機啊!" 我說不是這樣,重點是我不願意支付這筆錢.</text:span></text:p>
      <text:p text:style-name="P2"><text:span text:style-name="T2">檢察官說,將來結案後錢就會還你啊.我搖頭表示我還是不要交保.檢察官說: 交保一定要支付一筆錢啊. 我說那我就不交保了. 檢察官說: 我很尊重你的理念,而且我看你敢做敢當,但我還是得依法行事.</text:span></text:p>
      <text:p text:style-name="P2"><text:span text:style-name="T2">我說: 我並不想為難你們,但我有我的想法,我不願交保.檢察官沒辦法,就要我回牢房再想一想, 說我有四小時的時間可以考慮要不要上樓去提款自己辦交保或是請家人來辦也可以.</text:span></text:p>
      <text:p text:style-name="P2"><text:span text:style-name="T2">偵查庭之後,我跟一群被諭令交保的人關在另一個牢房裏. 那牢房裏頭終於有個公用電話. 問題是: 你怎麼可能記得住每個親友的手機號碼? 你也根本沒有任何時間可以先用筆抄下那麼多號碼;別人更根本無法連絡你,無從知道你的下落.</text:span></text:p>
      <text:p text:style-name="P2"><text:span text:style-name="T2">而且,你最好身上剛好帶著錢,否則連想打電話也沒錢跟法警買電話卡來打. 我在裏面就買了兩張電話卡送給同房難友.</text:span></text:p>
      <text:p text:style-name="P2"><text:span text:style-name="T2">牢房裏頭,悶熱污濁的空氣與屎尿味及各種穢物,實在令人作嘔. 很想離開這裏,已經兩天沒睡覺沒吃東西了,而且沒水喝很渴,但另一方面卻又覺得不應該交保離開. 於是我開始進行長考.</text:span></text:p>
      <text:p text:style-name="P2"><text:span text:style-name="T2">難友一個個離開,鄰房有位小女生的媽媽來得最快,不到半小時就拿錢來保人了. 但其中有位中年難友,一直打電話請人帶七萬元來幫他交保,但親朋好友都拒絕,他氣得對電話筒破口大罵冷血無情.</text:span></text:p>
      <text:p text:style-name="P2"><text:span text:style-name="T2">後來他絕望了,主動開口跟法警說:"你們找人來把我帶走吧!送我去北所(台北看守所),沒有人要帶錢來保我了,我就去坐牢吧!" 另一位難友說: "對啦對啦,要認命,去跟阿扁當鄰居啦!"</text:span></text:p>
      <text:p text:style-name="P2"><text:span text:style-name="T2">到了十一點多,只剩我和另一位通緝犯還沒交保或收押. 我問他為何被通緝,他說,他在開計程車,離了婚. 有一次不慎和一輛摩托車相撞,對方是個千金,雖然只有兩公分的手背撕裂傷,但那千金小姐說這是 "毀容",需要皮膚整型,要求賠償五萬元.</text:span></text:p>
      <text:p text:style-name="P2"><text:span text:style-name="T2">司機說他頂多只付得起兩萬元,其中一萬元給現金,另一萬則要求分期付款. 千金不接受這樣的條件,於是就告他過失傷害.司機說他因為不住在戶籍地,沒接到傳票,兩次開庭不到就被通緝. 他說這真是很小題大作,說是警方在 "拼業績". 而且不是逮捕他到案,而是騙說他的證件被歹徒冒用,要求他前來警局協助查案. 沒想到一進入警局才知道自己是通緝犯.</text:span></text:p>
      <text:p text:style-name="P2"><text:span text:style-name="T2">他被諭令一萬元交保,但他說,他從無前科,奉公守法,今天之所以會落到通緝犯的下場就是因為沒錢,他去哪生出一萬元來交保?</text:span></text:p>
      <text:p text:style-name="P2"><text:span text:style-name="T2">不過,他顯然很擔心若籌不出一萬元之後很可能會被收押,他說他的計程車還停在路邊,若只吃牢飯往後日子會更難過.</text:span></text:p>
      <text:p text:style-name="P2"><text:span text:style-name="T2">後來,我就說那我去提款保你出去好了,一萬元就等你很有錢之後再還我或不還也沒關係. 他很高興,一直強調說他一定會還. 我說還不還都沒關係.</text:span></text:p>
      <text:p text:style-name="P2"><text:span text:style-name="T2">於是我就跟一位看起來最友善大約二十多歲的女法警說我要到樓上提款. 沒想到她說不行. 我說怎麼不行? 剛才檢察官不是一直叫我到樓上提款機提款? 我只是要提款讓別人交保.</text:span></text:p>
      <text:p text:style-name="P2"><text:span text:style-name="T2">女法警說: "我相信你是好心,但我就是不能讓你上去". 我問她為什麼? 我說檢察官不是說我們都可以到樓上提款? 這時,那位情緒非常不穩的法警突然像發狂的猛獸一般從角落衝出來,不斷以超高分貝怒罵說: "不要拿檢察官來壓我,聽到沒有? 要不要我把這句話再說一遍? 要不要我把這句話再說一遍? 聽到沒有? 懂了嗎?"</text:span></text:p>
      <text:p text:style-name="P2"><text:span text:style-name="T2">似乎我若再多說一句他就要動手打人或開槍殺我那種感覺,非常病態. 於是我就問他說: 請問尊姓大名?! 他指著臂章惡狠狠地嗆聲要我自己看編號,一副儘管放馬過來的暴怒狀態.</text:span></text:p>
      <text:p text:style-name="P2"><text:span text:style-name="T2">女法警站在一旁,感覺眼神上是站在我這邊的,但她似乎也不敢多說. 我跟她說: "檢察官說的話,妳不也在場都有聽到? 怎麼法警竟然可以違反檢察官的諭令而不准我們提款?!" 女法警說: "我們都是這樣做的,人手不足嘛,怕人犯逃走. 我知道你不會逃走,但我還是沒辦法幫你."</text:span></text:p>
      <text:p text:style-name="P2"><text:span text:style-name="T2">可是,誰會為一萬元保釋金逃獄而成為通緝犯或逃走時冒著被打傷或打死的風險? 所謂人手不足純粹胡扯. 那幾位情緒不問的暴力法警,閒閒地沒事到處莫名其妙怒罵,哪有人手不足的問題.</text:span></text:p>
      <text:p text:style-name="P2"><text:span text:style-name="T2">而且,哪有因為人手不足就擅自推翻檢察官的裁決,硬把被告給拘留或使之因此被收押的道理.</text:span></text:p>
      <text:p text:style-name="P2"><text:span text:style-name="T2">我努力想幫這位因為少付了三萬元賠償金而被通緝的通緝犯交保,但仍然沒辦法.那位編號200的混蛋法警顯然認為他比檢察官還大,可以任意傷害人權,任意威脅怒罵.</text:span></text:p>
      <text:p text:style-name="P2"><text:span text:style-name="T2">這就是台北地檢署! 平常電視上看到什麼發言人,總是講得一副有模有樣好像很文明的樣子,但事實上完完全全不是這樣. 除非你是有權有勢者,否則來到這裏其實就等於落入黑幫手裏一樣,頓時完全喪失做為一個人應有的各種基本人權,完全任人宰割任人糟蹋.</text:span></text:p>
      <text:p text:style-name="P2"><text:span text:style-name="T2">至於開庭時一路戴手銬,那只是很小兒科的問題,相較於其它惡行,根本不值得一提了.</text:span></text:p>
      <text:p text:style-name="P2"><text:span text:style-name="T2">後來,檢察官再度找我去談為什麼要拒絕交保,為什麼要抗議以色列,我順便幫他講授了一點以巴問題的普通常識. 之後又被送回牢房等待,等著另做裁決,看是要無保釋放或收押.</text:span></text:p>
      <text:p text:style-name="P2"><text:span text:style-name="T2">十二點多,檢察官同意讓我和那位通緝犯無保釋放. 那位編號200的混蛋法警又過來GGYY,我沒理他.</text:span></text:p>
      <text:p text:style-name="P2"><text:span text:style-name="T2">不過,臨走時那位唯一友善的女法警竟突然在我走過她身邊時低聲問說: "你明天不用上班啊?" 倒是讓我有點訝異,趕緊客氣地回說我請了兩天假. 此時她終於露出正常人的笑容,甚至還說了一句: "再見".</text:span></text:p>
      <text:p text:style-name="P2"><text:span text:style-name="T2">我沒答腔,一時之間我還以為是自己聽錯了. 再見? 的確沒錯. 明天一早我就會回到以色列辦事處繼續靜站,也許明天晚上我又得回到這個陰暗的地下牢房.</text:span></text:p>
      <text:p text:style-name="P2"><text:span text:style-name="T2">老實說,這樣一種自我創造的暴戾氛圍,法警們自己何嘗不也是個受害者? 他們給別人也給自己創造了一個地獄.</text:span></text:p>
      <text:p text:style-name="P1"><text:a xlink:type="simple" xlink:href="http://palinfo.habago.org/mt-comments.cgi?__mode=red&amp;id=20369"><text:span text:style-name="T1">柳春春阿忠</text:span></text:a><text:span text:style-name="T2"> | 2010.07.09 09:30 | </text:span><text:span text:style-name="T1">#</text:span></text:p>
      <text:p text:style-name="P3"><text:span text:style-name="T2">警方很難理解紀念若雪巴勒斯坦資訊網這樣一個水平、鬆散的「組織」哩。第2天，那位三張犁派出所副所長一直詢問我總共會有幾名參加第2天的站樁。阿忠答得出來的只有兩名。呵呵。</text:span></text:p>
      <text:p text:style-name="P1"><text:span text:style-name="T2">陳真 | 2010.07.09 05:17 | </text:span><text:span text:style-name="T1">#</text:span></text:p>
      <text:p text:style-name="P2"><text:span text:style-name="T2">警方偵訊時一直問我擔任 "紀念若雪巴勒斯坦資訊網" 這個 "組織" 的什麼 "職務"? 不過是小貓兩三隻, 哪來什麼 "組織"? 而且,大家都是好朋友, 哪來什麼職務? 如果硬要說一個, 那就是 "董事長" 囉.</text:span></text:p>
      <text:p text:style-name="P2"><text:span text:style-name="T2">警方偵訊時還唸了一串名單, 問我說 "這些群眾" 是你 "號召" 來的嗎? 群眾之一是學姐, 學姐是負責背後發號施令的, 我怎麼可能號召學姐?</text:span><text:span text:style-name="T3"><text:line-break/></text:span></text:p>
      <text:p text:style-name="P1"><text:span text:style-name="T2">陳真 | 2010.07.09 05:04 | </text:span><text:span text:style-name="T1">#</text:span></text:p>
      <text:p text:style-name="P3"><text:span text:style-name="T2">還好結果是: 無保釋放. 至於有無限制居住地即台北,我就不管它了. 我沒事住在台北幹啥呢?</text:span></text:p>
      <text:p text:style-name="P1"><text:span text:style-name="T2">陳真 | 2010.07.09 04:59 | </text:span><text:span text:style-name="T1">#</text:span></text:p>
      <text:p text:style-name="P2"><text:span text:style-name="T2">剛回到家,一切無礙,謝謝各位.</text:span></text:p>
      <text:p text:style-name="P2"><text:span text:style-name="T2">"吃飽太閒快速瘦身法" 相當管用,董事長的青蛙肚都沒了,特別是頭一天晚上 "投宿" 地檢署,一整晚斷水斷食(誰說有水喝? 有是有,不過卻是一個丟棄式塑膠杯由所有囚犯共同飲用,我寧渴勿濫不敢喝),而且由數名法警一整晚聯手不斷免費以一百分貝音量莫名其妙對你咆哮怒罵威脅恐嚇甚至施暗拳外加無影腿等等,身心靈三管齊下,瘦身效果非常良好! 但有心臟病者還是不要嚐試.</text:span></text:p>
      <text:p text:style-name="P2"><text:span text:style-name="T2">相對於在警局問筆錄之噓寒問暖,東一句教授西一句醫師,地檢署的法警室卻完全不把人當人看,甚至百般虐待肆無忌憚地違法.</text:span></text:p>
      <text:p text:style-name="P2"><text:span text:style-name="T2">董事長實在看不下去,於是隔著鐵窗,問一位法警尊姓大名,因為此人彷彿急性重度躁症發作,狂暴怒吼踹門威脅,狂飆巨大音量之髒話不斷怒罵囚犯.</text:span></text:p>
      <text:p text:style-name="P2"><text:span text:style-name="T2">即便是在狂亂不希奇的精神病房,這樣的行為也已老早五花大綁打上兩三管針劑,但在台北地檢署卻似乎是常態,我實在分不清究竟是鐵窗內的嫌犯還是鐵窗外這些所謂法警比較像歹徒.</text:span></text:p>
      <text:p text:style-name="P2"><text:span text:style-name="T2">這位先生大概不相信我會對他怎樣或能對他怎樣,所以當我問他姓名時,他雖不敢表明,但仍指著自己的臂章 "編號200" 大聲怒罵,要我儘管放馬過來,說他沒在怕.</text:span></text:p>
      <text:p text:style-name="P2"><text:span text:style-name="T2">我 "出獄" 後第一分鐘就是當場跟他們要投訴書,我說我要公開檢舉該署惡行,其中許多人更是完全不適任. 結果他們竟然告訴我說本署沒有任何申訴或檢舉管道.</text:span></text:p>
      <text:p text:style-name="P2"><text:span text:style-name="T2">其實說來也對,當警察比歹徒還像歹徒,當執法機關本身就是違法亂紀的巢穴時,你要向誰投訴或檢舉?</text:span></text:p>
      <text:p text:style-name="P2"><text:span text:style-name="T2">幾分鐘後,我找到一位自稱是法警主管,我問他說: "你們以為嫌犯不是人嗎? 你們沒有一點點人權與法治觀念嗎? 甚至竟然可以違反檢察官的諭令,私自扣押嫌犯故意不讓他們交保!"</text:span></text:p>
      <text:p text:style-name="P2"><text:span text:style-name="T2">對方這位主管並沒有默然,反而說他們 "本來就是這樣",還說 "檢察官通常都不知道我們(法警)的實際狀況".</text:span></text:p>
      <text:p text:style-name="P2"><text:span text:style-name="T2">在台北地檢署發呆時,我不禁想起被台大醫院連續十七次開具所謂 "有生命危險故不宜出庭" 的診斷書之吳淑珍,後來出庭更是由台大派出醫療團隊一路呵護備至,我們對高官巨賈也未免體貼得太窩囊了,但是對一般平民百姓的生命或尊嚴或各項權利卻視如敝屣.</text:span></text:p>
      <text:p text:style-name="P2"><text:span text:style-name="T2">我曾在書上看過歐洲數百年前一些監獄或精神病院訴諸怒罵叫囂毆打甚至屎尿四溢餵人如餵狗的場景,當我待在台北地檢署時,不禁聯想到這樣的場景,十分類似.</text:span></text:p>
      <text:p text:style-name="P2"><text:span text:style-name="T2">這是我第一次以 "平民" 身份而非黨外時期之 "社運人士" 或 "政治犯" 的特殊身份被逮捕,少了某種 "光環" 之保護,而且是第一次進到檢察署之拘留室. 看到這樣一種場面,心裏有說不出的悲傷,為何我的家鄉是這樣一種社會? 為何良善果實如此難以成長? 究竟要多少歲月多少痛苦多少筆墨多少青春與鮮血才能灌溉出一片美麗森林?</text:span></text:p>
      <text:p text:style-name="P2"><text:span text:style-name="T2">於是,當檢察官諭令法警解開手銬讓我交保候傳時,我說我拒絕交保,我不願花一毛錢保釋. 檢察官聞言很訝異,表示不解.</text:span></text:p>
      <text:p text:style-name="P2"><text:span text:style-name="T2">數小時之後,見我依然不走,於是深夜二度提訊,一直要問我為什麼,為什麼拒絕交保? 我給了檢察官一個庸俗的答案,我說惡法非法,邪惡的法律不是法律,我說我對集會遊行法缺乏敬意,不願在這樣的罪名下為自己做任何辯護,更不用說交保. 而且,你們就算放我出去,我明天一早還是會去以色列辦事處前靜站.</text:span></text:p>
      <text:p text:style-name="P2"><text:span text:style-name="T2">但事實上,我拒絕交保的真正原因卻不是因為集遊法,而是一些我所無法清楚表達的心裏感受,但那肯定是跟監牢裏可悲的場景有關,大概就像你沒辦法清楚表達你對親友的感情一樣.</text:span></text:p>
      <text:p text:style-name="P2"><text:span text:style-name="T2">那幾個小時的長考,交保或不交保,的確讓我很為難. 只要我同意交保,馬上可重見天日,好好喝點水吃點東西然後睡一點覺,但我若拒絕交保便可能被收押,然後就不知道什麼時候才能出來了. 只要關個一兩周,我籌畫已久的新工作便可能永久失去,而且恐怕一時也不會有人敢雇用我了.</text:span></text:p>
      <text:p text:style-name="P2"><text:span text:style-name="T2">天人交戰的結果,良心終究還是獲勝了. 再度開庭時,我心意已決,告訴檢察官說我決定不交保.</text:span></text:p>
      <text:p text:style-name="P2"><text:span text:style-name="T2">生命是這樣一種東西,你不可能什麼都要,至少會有些時候你總得犧牲一些東西來成就某種果實,就像一種敬拜天地的祭品那樣.</text:span></text:p>
      <text:p text:style-name="P1"><text:span text:style-name="T2">智巽 | 2010.07.09 01:58 | </text:span><text:span text:style-name="T1">#</text:span></text:p>
      <text:p text:style-name="P3"><text:span text:style-name="T2">了解,缸溫!</text:span></text:p>
      <text:p text:style-name="P1"><text:span text:style-name="T2">葉小慧 | 2010.07.09 01:14 | </text:span><text:span text:style-name="T1">#</text:span></text:p>
      <text:p text:style-name="P2"><text:span text:style-name="T2">活動在大樓下班時間四點半時候結束，大家各自回家了。</text:span></text:p>
      <text:p text:style-name="P1"><text:span text:style-name="T2">智巽 | 2010.07.09 01:01 | </text:span><text:span text:style-name="T1">#</text:span></text:p>
      <text:p text:style-name="P3"><text:span text:style-name="T2">不知道現在情況怎麼樣? 有沒有已經回家可以上網的人?</text:span></text:p>
      <text:p text:style-name="P1"><text:span text:style-name="T2">良哲 | 2010.07.08 15:31 | </text:span><text:span text:style-name="T1">#</text:span></text:p>
      <text:p text:style-name="P2"><text:span text:style-name="T2">[2010.07.08-14:25]</text:span></text:p>
      <text:p text:style-name="P2"><text:span text:style-name="T2">稍早陳真曾嘗試成為第三名站樁者，但有便衣前來勸阻。目前現場仍持續兩兩輪流的站樁方式。預計持續至今日下午五點活動結束。</text:span></text:p>
      <text:p text:style-name="P2"><text:span text:style-name="T2">題外話，之前兩次活動，讓人見識到國貿大樓的管委會很大，大到可以催促警方處理。但究竟有沒有國貿大樓管委會這個單位呢？目前只知道國貿大樓有負責維安保全的客服部。這位常打電話又出面阻擾的客服部某小姐，給張名片吧。</text:span></text:p>
      <text:p text:style-name="P1"><text:span text:style-name="T2">良哲 | 2010.07.08 12:40 | </text:span><text:span text:style-name="T1">#</text:span></text:p>
      <text:p text:style-name="P3"><text:span text:style-name="T2">[2010.07.08-11:40]</text:span></text:p>
      <text:p text:style-name="P3"><text:span text:style-name="T2">重返以色列代表處第二日</text:span></text:p>
      <text:p text:style-name="P3"><text:span text:style-name="T2">10:15 陳真與阿忠曾嘗試進入國貿大樓遞交抗議信，但遭管委會某小姐阻擋在外。之後，開始在國貿大樓前今日的站樁行動。</text:span></text:p>
      <text:p text:style-name="P3"><text:span text:style-name="T2">11:30 稍早警方已舉牌兩次。站樁行列解散，由陳真一人在國貿大樓前站樁。其他人在旁休息。</text:span></text:p>
      <text:p text:style-name="P3"><text:span text:style-name="T2">預計從12:00開始，採兩兩站樁的方式，每小時輪換兩人，繼續進行本日站樁。</text:span></text:p>
      <text:p text:style-name="P1"><text:span text:style-name="T2">葉小慧 | 2010.07.08 12:38 | </text:span><text:span text:style-name="T1">#</text:span></text:p>
      <text:p text:style-name="P2"><text:span text:style-name="T2">今天的靜站活動，三人以上受集會遊行法規範的方式解散。由於警察製作光碟和筆錄就要耗上四小時甚至半天以上，轉送地檢署等動作耗費時間，因此採阿忠提議，以兩人兩人輪流靜站方式，持續表達抗議與遞送抗議書行動。</text:span></text:p>
      <text:p text:style-name="P1"><text:span text:style-name="T2">良哲 | 2010.07.08 02:43 | </text:span><text:span text:style-name="T1">#</text:span></text:p>
      <text:p text:style-name="P3"><text:span text:style-name="T2">剛打去地檢署，陳真已離開，改為限制住居。</text:span></text:p>
      <text:p text:style-name="P1"><text:span text:style-name="T2">良哲 | 2010.07.08 01:44 | </text:span><text:span text:style-name="T1">#</text:span></text:p>
      <text:p text:style-name="P2"><text:span text:style-name="T2">警察職權行使法全文</text:span></text:p>
      <text:p text:style-name="P2"><text:span text:style-name="T2">http://law.moj.gov.tw/LawClass/LawAll.aspx?PCode=D0080145</text:span></text:p>
      <text:p text:style-name="P2"><text:span text:style-name="T2">警察最常亮出來的是第六條，然後就可以要你的身分資料。但是第六條最後頭的文字，也許我們應該背誦給警察聽。「前項第六款之指定，以防止犯罪，或處理重大公共安全或社會秩序事件而有必要者為限。其指定應由警察機關主管長官為之。」</text:span></text:p>
      <text:p text:style-name="P2"><text:span text:style-name="T2">更不用說此法的第一條與第三條了。</text:span></text:p>
      <text:p text:style-name="P2"><text:span text:style-name="T2">可以和警察說「法」嗎？不行，他可以用其他方式刁你。來個三四小時的身分確認是最常見的。但也許可以把法條背熟一點，和警員理論，並讓他知道：「我雖被迫配合，但其實你沒有權利這樣做！」</text:span></text:p>
      <text:p text:style-name="P4"/>
      <text:p text:style-name="P1"><text:span text:style-name="T2">良哲 | 2010.07.08 01:22 | </text:span><text:span text:style-name="T1">#</text:span></text:p>
      <text:p text:style-name="P3"><text:span text:style-name="T2">下午站樁，幾個善意，讓人感心。同事代貼留言以便即時報導陳真等人遭留置。一個白種女孩的微笑致意。一個男人直直走向大門雖未回頭面對我們，卻豎起拇指對著人行道這邊....</text:span></text:p>
      <text:p text:style-name="P1"><text:span text:style-name="T2">良哲 | 2010.07.08 00:47 | </text:span><text:span text:style-name="T1">#</text:span></text:p>
      <text:p text:style-name="P2"><text:span text:style-name="T2">各位關心巴勒網的朋友，您好：</text:span></text:p>
      <text:p text:style-name="P2"><text:span text:style-name="T2">向各位報告今日活動概況。</text:span></text:p>
      <text:p text:style-name="P2"><text:span text:style-name="T2">上午十一點，陳真等五、六人在基隆路一段333號前站樁，警方於十二點五分第四次舉牌後，將一行人帶回三張犁派出所。</text:span></text:p>
      <text:p text:style-name="P2"><text:span text:style-name="T2">被留置在派出所的有陳真、鑑慧、阿忠、佐諺、佑明。這回換陳真擔任違反集遊法的「主謀」(筆錄上的用詞為「嫌疑人」)，鑑慧等人則為「關係人」。</text:span></text:p>
      <text:p text:style-name="P2"><text:span text:style-name="T2">向陳真拿了兩張牌子後，良哲到基隆路一段333號前站樁，此時為下午一點廿分。之後，懷軒於下午兩點四分也到場，兩人各掛一張牌子。稍晚，參與抗議信連署的漢麟，於下午四點左右到場關心後，也加入站樁行動。三人共同靜站至下午五點整。</text:span></text:p>
      <text:p text:style-name="P2"><text:span text:style-name="T2">結束後，因下午的現場指揮官執意向懷軒要姓名、身分証字號等資料，來回折衝之間耗掉了不少時間，加上步行與走錯方向，良哲等三人遲至五點五十分才到三張犁派出所辦理領人的手續，與鑑慧、阿忠、佐諺、佑明等人一同走出派出所。</text:span></text:p>
      <text:p text:style-name="P2"><text:span text:style-name="T2">陳真晚間移送台北地檢署後，被裁定四小時內一萬元交保。但陳真拒絕交保。從晚上九點開始計算，凌晨一點將會另作裁決。目前陳真所攜帶的物品與手機都被收起來，但可以打公共電話對外聯繫。</text:span></text:p>
      <text:p text:style-name="P2"><text:span text:style-name="T2">明日(八日)站樁將從上午十點開始，本次巴勒網"推出"的"主謀"是阿忠。當然，還是台北市基隆路一段333號前。</text:span></text:p>
      <text:p text:style-name="P1"><text:span text:style-name="T2">漢堡 | 2010.07.08 00:34 | </text:span><text:span text:style-name="T1">#</text:span></text:p>
      <text:p text:style-name="P3"><text:span text:style-name="T2">各位朋友大家好，</text:span></text:p>
      <text:p text:style-name="P3"><text:span text:style-name="T2">今天辛苦各位了，也很高興能認識諸位同志。明天要繼續衝刺!</text:span></text:p>
      <text:p text:style-name="P3"><text:span text:style-name="T2">我們的讀書會選擇和勞工‧社會‧時事為主軸的書目，每週日下午2:00 PM 都在台大附近的「波黑美亞」咖啡店聚集、討論，目前大約有6~8位成員。地址是：大安區溫州街48巷2號1樓(最低消大約是90元)。接下來要唸的書有：蟹工船，小林多喜二、金山，張翎、新自由主義化的空間，大衛‧哈維。</text:span></text:p>
      <text:p text:style-name="P3"><text:span text:style-name="T2">我們的email：laborsocietyevents@gmail.com</text:span><text:span text:style-name="T3"><text:line-break/></text:span><text:span text:style-name="T2">我們的部落格打laborsocietyevents + blogspot 即可搜尋到~!! (這個留言版不讓我波全址?!)</text:span></text:p>
      <text:p text:style-name="P3"><text:span text:style-name="T2">歡迎各位踴躍參與!!!</text:span></text:p>
      <text:p text:style-name="P1"><text:span text:style-name="T2">良哲 | 2010.07.07 23:19 | </text:span><text:span text:style-name="T1">#</text:span></text:p>
      <text:p text:style-name="P2"><text:span text:style-name="T2">謝謝世主。剛還去請教一位熱心執事再轉詢律師......忘了可以直接打去地檢署問。</text:span></text:p>
      <text:p text:style-name="P1"><text:a xlink:type="simple" xlink:href="http://palinfo.habago.org/mt-comments.cgi?__mode=red&amp;id=20344"><text:span text:style-name="T1">柳春春阿忠</text:span></text:a><text:span text:style-name="T2"> | 2010.07.07 23:16 | </text:span><text:span text:style-name="T1">#</text:span></text:p>
      <text:p text:style-name="P3"><text:span text:style-name="T2">咦？可以打公共電話？好的，記下來。阿忠有許多1元銅版，哈。</text:span></text:p>
      <text:p text:style-name="P1"><text:span text:style-name="T2">世主 | 2010.07.07 23:10 | </text:span><text:span text:style-name="T1">#</text:span></text:p>
      <text:p text:style-name="P2"><text:span text:style-name="T2">電話詢問台北地方法院檢察署(02-23146871)的人員說，目前陳真在台北地檢署，四小時內一萬元交保，從九點開始算，至凌晨一點若無交保則另外再做裁決，地檢署人員說一般對違反集會遊行法的裁決若無重大要事多以時間到就放人，並限制家中待法院通知隨傳隨到，但誰知會不會像上次唐曙一樣連夜開偵查庭，上手銬之類的搞到三更半夜折騰人...</text:span></text:p>
      <text:p text:style-name="P2"><text:span text:style-name="T2">目前只提供水，無食物供應，並可對外打電話聯繫。</text:span></text:p>
      <text:p text:style-name="P1"><text:span text:style-name="T2">老斌 | 2010.07.07 23:07 | </text:span><text:span text:style-name="T1">#</text:span></text:p>
      <text:p text:style-name="P3"><text:span text:style-name="T2">他們該不會要把陳真滯留到明天！</text:span></text:p>
      <text:p text:style-name="P3"><text:span text:style-name="T2">這些狗屁國家保母。</text:span></text:p>
      <text:p text:style-name="P1"><text:span text:style-name="T2">良哲 | 2010.07.07 22:44 | </text:span><text:span text:style-name="T1">#</text:span></text:p>
      <text:p text:style-name="P2"><text:span text:style-name="T2">陳真移送地檢署後，被裁定一萬元交保，但陳真拒絕交保，還不知道會因此送到哪裡去。拘留所或監獄？目前他身上所有物品，包括手機，皆被收走，已無法與陳真聯繫。只得等陳真打公共電話主動與我們連絡。</text:span></text:p>
      <text:p text:style-name="P1"><text:a xlink:type="simple" xlink:href="http://palinfo.habago.org/mt-comments.cgi?__mode=red&amp;id=20339"><text:span text:style-name="T1">柳春春阿忠</text:span></text:a><text:span text:style-name="T2"> | 2010.07.07 22:18 | </text:span><text:span text:style-name="T1">#</text:span></text:p>
      <text:p text:style-name="P3"><text:span text:style-name="T2">阿忠更新：學姊、阿忠、佐諺、佑明，於下午近6點時，由良哲在領回單上簽字後，走出三張犁派出所。</text:span><text:span text:style-name="T3"><text:line-break/></text:span><text:span text:style-name="T2">剛剛接到學姊電話，陳真拒絕現金交保，所以人現在還在XXXX(阿忠忘了)。尚請學姊補充。</text:span></text:p>
      <text:p text:style-name="P3"><text:span text:style-name="T2">8日當天的站樁則是10點開始，嫌疑人為阿忠。</text:span></text:p>
      <text:p text:style-name="P1"><text:span text:style-name="T2">葉小慧 | 2010.07.07 19:15 | </text:span><text:span text:style-name="T1">#</text:span></text:p>
      <text:p text:style-name="P2"><text:span text:style-name="T2">下午六點鐘的詢問，陳真一行人已經離開三張犁派出所。</text:span></text:p>
      <text:p text:style-name="P1"><text:span text:style-name="T2">世主 | 2010.07.07 17:14 | </text:span><text:span text:style-name="T1">#</text:span></text:p>
      <text:p text:style-name="P3"><text:span text:style-name="T2">希望沒事...</text:span></text:p>
      <text:p text:style-name="P1"><text:span text:style-name="T2">良哲 | 2010.07.07 13:34 | </text:span><text:span text:style-name="T1">#</text:span></text:p>
      <text:p text:style-name="P2"><text:span text:style-name="T2">目前陳真一行人已被帶到三張犁派出所（後續情況待補）</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